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61mm"/>
    </style:style>
    <style:style style:name="co2" style:family="table-column">
      <style:table-column-properties fo:break-before="auto" style:column-width="153.25mm"/>
    </style:style>
    <style:style style:name="co3" style:family="table-column">
      <style:table-column-properties fo:break-before="auto" style:column-width="174.24mm"/>
    </style:style>
    <style:style style:name="co4" style:family="table-column">
      <style:table-column-properties fo:break-before="auto" style:column-width="174.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Campo_20_de_20_la_20_tabla_20_dinámica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Categoría_20_de_20_la_20_tabla_20_dinámica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Categoría_20_de_20_la_20_tabla_20_dinámica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Categoría_20_de_20_la_20_tabla_20_dinámica" style:data-style-name="N0">
      <style:table-cell-properties fo:border-bottom="0.99pt solid #000000" fo:border-left="2.01pt solid #000000" fo:border-right="0.99pt solid #000000" fo:border-top="none"/>
    </style:style>
    <style:style style:name="ce5" style:family="table-cell" style:parent-style-name="Título_20_de_20_la_20_tabla_20_dinámica" style:data-style-name="N0">
      <style:table-cell-properties fo:border-bottom="2.01pt solid #000000" fo:border-left="2.01pt solid #000000" fo:border-right="none" fo:border-top="0.99pt solid #000000"/>
    </style:style>
    <style:style style:name="ce6" style:family="table-cell" style:parent-style-name="Campo_20_de_20_la_20_tabla_20_dinámica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Categoría_20_de_20_la_20_tabla_20_dinámica" style:data-style-name="N0">
      <style:table-cell-properties fo:border-bottom="none" fo:border-left="0.99pt solid #000000" fo:border-right="0.99pt solid #000000" fo:border-top="0.99pt solid #000000"/>
    </style:style>
    <style:style style:name="ce8" style:family="table-cell" style:parent-style-name="Categoría_20_de_20_la_20_tabla_20_dinámica" style:data-style-name="N0">
      <style:table-cell-properties fo:border-bottom="none" fo:border-left="0.99pt solid #000000" fo:border-right="0.99pt solid #000000" fo:border-top="none"/>
    </style:style>
    <style:style style:name="ce9" style:family="table-cell" style:parent-style-name="Categoría_20_de_20_la_20_tabla_20_dinámica" style:data-style-name="N0">
      <style:table-cell-properties fo:border-bottom="0.99pt solid #000000" fo:border-left="0.99pt solid #000000" fo:border-right="0.99pt solid #000000" fo:border-top="none"/>
    </style:style>
    <style:style style:name="ce10" style:family="table-cell" style:parent-style-name="Categoría_20_de_20_la_20_tabla_20_dinámica" style:data-style-name="N0">
      <style:table-cell-properties fo:border="0.99pt solid #000000"/>
    </style:style>
    <style:style style:name="ce11" style:family="table-cell" style:parent-style-name="Título_20_de_20_la_20_tabla_20_dinámica" style:data-style-name="N0">
      <style:table-cell-properties fo:border-bottom="2.01pt solid #000000" fo:border-left="none" fo:border-right="none" fo:border-top="0.99pt solid #000000"/>
    </style:style>
    <style:style style:name="ce12" style:family="table-cell" style:parent-style-name="Título_20_de_20_la_20_tabla_20_dinámica" style:data-style-name="N0">
      <style:table-cell-properties fo:border-bottom="2.01pt solid #000000" fo:border-left="none" fo:border-right="0.99pt solid #000000" fo:border-top="0.99pt solid #000000"/>
    </style:style>
    <style:style style:name="ce13" style:family="table-cell" style:parent-style-name="Esquina_20_de_20_la_20_tabla_20_dinámica">
      <style:table-cell-properties fo:border-bottom="0.99pt solid #000000" fo:border-left="0.99pt solid #000000" fo:border-right="2.01pt solid #000000" fo:border-top="2.01pt solid #000000"/>
    </style:style>
    <style:style style:name="ce14" style:family="table-cell" style:parent-style-name="Valor_20_de_20_la_20_tabla_20_dinámica">
      <style:table-cell-properties fo:border-bottom="none" fo:border-left="0.99pt solid #000000" fo:border-right="2.01pt solid #000000" fo:border-top="0.99pt solid #000000"/>
    </style:style>
    <style:style style:name="ce15" style:family="table-cell" style:parent-style-name="Valor_20_de_20_la_20_tabla_20_dinámica">
      <style:table-cell-properties fo:border-bottom="none" fo:border-left="0.99pt solid #000000" fo:border-right="2.01pt solid #000000" fo:border-top="none"/>
    </style:style>
    <style:style style:name="ce16" style:family="table-cell" style:parent-style-name="Valor_20_de_20_la_20_tabla_20_dinámica">
      <style:table-cell-properties fo:border-bottom="0.99pt solid #000000" fo:border-left="0.99pt solid #000000" fo:border-right="2.01pt solid #000000" fo:border-top="none"/>
    </style:style>
    <style:style style:name="ce17" style:family="table-cell" style:parent-style-name="Valor_20_de_20_la_20_tabla_20_dinámica">
      <style:table-cell-properties fo:border-bottom="0.99pt solid #000000" fo:border-left="0.99pt solid #000000" fo:border-right="2.01pt solid #000000" fo:border-top="0.99pt solid #000000"/>
    </style:style>
    <style:style style:name="ce18" style:family="table-cell" style:parent-style-name="Resultado_20_de_20_la_20_tabla_20_dinámica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Elementos V3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5"/>
        <table:table-row table:style-name="ro1">
          <table:table-cell table:style-name="ce1" office:value-type="string" calcext:value-type="string">
            <text:p>TIPO</text:p>
          </table:table-cell>
          <table:table-cell table:style-name="ce6" office:value-type="string" calcext:value-type="string">
            <text:p>SERVICIO</text:p>
          </table:table-cell>
          <table:table-cell table:style-name="ce6" office:value-type="string" calcext:value-type="string">
            <text:p>SUBSERVICIO</text:p>
          </table:table-cell>
          <table:table-cell table:style-name="ce6" office:value-type="string" calcext:value-type="string">
            <text:p>ELEMENTO</text:p>
          </table:table-cell>
          <table:table-cell table:style-name="ce13" office:value-type="string" calcext:value-type="string">
            <text:p>(vacío)</text:p>
          </table:table-cell>
        </table:table-row>
        <table:table-row table:style-name="ro1">
          <table:table-cell table:style-name="ce2" office:value-type="string" calcext:value-type="string">
            <text:p>Buzón de propuestas y Quejas</text:p>
          </table:table-cell>
          <table:table-cell table:number-columns-repeated="2" table:style-name="ce7" office:value-type="string" calcext:value-type="string">
            <text:p>Propuestas y quejas sobre el funcionamiento de CEIS (Centro de Información y Servicios)</text:p>
          </table:table-cell>
          <table:table-cell table:style-name="ce7" office:value-type="string" calcext:value-type="string">
            <text:p>Aspectos de Rendimiento de CEI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Aspectos Funcionales de CEI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Aspectos Operativos de CEI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ugerencias / Mejoras sobre el funcionamiento de CEIS (Centro de Información y Servicios)</text:p>
          </table:table-cell>
          <table:table-cell table:style-name="ce7" office:value-type="string" calcext:value-type="string">
            <text:p>Aspectos de Rendimiento de CEI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Aspectos Funcionales de CEIS</text:p>
          </table:table-cell>
          <table:table-cell/>
        </table:table-row>
        <table:table-row table:style-name="ro1">
          <table:table-cell table:style-name="ce4"/>
          <table:table-cell table:style-name="ce9" table:number-columns-repeated="2"/>
          <table:table-cell table:style-name="ce9" office:value-type="string" calcext:value-type="string">
            <text:p>Aspectos Operativos de CEIS</text:p>
          </table:table-cell>
          <table:table-cell table:style-name="ce16"/>
        </table:table-row>
        <table:table-row table:style-name="ro1">
          <table:table-cell table:style-name="ce2" office:value-type="string" calcext:value-type="string">
            <text:p>Consulta</text:p>
          </table:table-cell>
          <table:table-cell table:style-name="ce7" office:value-type="string" calcext:value-type="string">
            <text:p>Accesos al y desde el exterior de la Consejería e Internet</text:p>
          </table:table-cell>
          <table:table-cell table:style-name="ce10" office:value-type="string" calcext:value-type="string">
            <text:p>Acceso desde el exterior a recursos de la Consejería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Acceso desde la Consejería a otros organismos/organizaciones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Accesos a Internet</text:p>
          </table:table-cell>
          <table:table-cell table:style-name="ce7" office:value-type="string" calcext:value-type="string">
            <text:p>Inclusión sitio web a lista de sitios permitidos</text:p>
          </table:table-cell>
          <table:table-cell table:style-name="ce14"/>
        </table:table-row>
        <table:table-row table:style-name="ro1">
          <table:table-cell/>
          <table:table-cell table:style-name="ce9" table:number-columns-repeated="2"/>
          <table:table-cell table:style-name="ce9" office:value-type="string" calcext:value-type="string">
            <text:p>Sin determinar</text:p>
          </table:table-cell>
          <table:table-cell table:style-name="ce16"/>
        </table:table-row>
        <table:table-row table:style-name="ro1">
          <table:table-cell/>
          <table:table-cell table:style-name="ce7" office:value-type="string" calcext:value-type="string">
            <text:p>IAAP, Sistemas y Formación</text:p>
          </table:table-cell>
          <table:table-cell table:style-name="ce7" office:value-type="string" calcext:value-type="string">
            <text:p>Formación - <text:s/>Jornadas</text:p>
          </table:table-cell>
          <table:table-cell table:style-name="ce7" office:value-type="string" calcext:value-type="string">
            <text:p>Certificados de participación y registro de personal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formación gener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Teleformación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Formación – Homologación</text:p>
          </table:table-cell>
          <table:table-cell table:style-name="ce7" office:value-type="string" calcext:value-type="string">
            <text:p>Certificados de participación y registro de personal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formación gener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Teleformación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Formación – Idiomas</text:p>
          </table:table-cell>
          <table:table-cell table:style-name="ce7" office:value-type="string" calcext:value-type="string">
            <text:p>Certificados de participación y registro de personal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formación gener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Teleformación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Formación – Interadministrativo</text:p>
          </table:table-cell>
          <table:table-cell table:style-name="ce7" office:value-type="string" calcext:value-type="string">
            <text:p>Certificados de participación y registro de personal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formación gener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Teleformación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Formación – Justicia</text:p>
          </table:table-cell>
          <table:table-cell table:style-name="ce7" office:value-type="string" calcext:value-type="string">
            <text:p>Certificados de participación y registro de personal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formación gener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Teleformación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Formación de acceso</text:p>
          </table:table-cell>
          <table:table-cell table:style-name="ce7" office:value-type="string" calcext:value-type="string">
            <text:p>Certificados de participación y registro de personal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formación gener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Teleformación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Formación de especialización y promoción</text:p>
          </table:table-cell>
          <table:table-cell table:style-name="ce7" office:value-type="string" calcext:value-type="string">
            <text:p>Certificados de participación y registro de personal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formación gener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Teleformación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Formación de formadores</text:p>
          </table:table-cell>
          <table:table-cell table:style-name="ce7" office:value-type="string" calcext:value-type="string">
            <text:p>Certificados de participación y registro de personal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formación gener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Teleformación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Formación de perfeccionamiento Atención Ciudadanía</text:p>
          </table:table-cell>
          <table:table-cell table:style-name="ce7" office:value-type="string" calcext:value-type="string">
            <text:p>Certificados de participación y registro de personal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formación gener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Teleformación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Formación de perfeccionamiento horizontal</text:p>
          </table:table-cell>
          <table:table-cell table:style-name="ce7" office:value-type="string" calcext:value-type="string">
            <text:p>Certificados de participación y registro de personal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formación gener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Teleformación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Formación de perfeccionamiento Sectorial</text:p>
          </table:table-cell>
          <table:table-cell table:style-name="ce7" office:value-type="string" calcext:value-type="string">
            <text:p>Certificados de participación y registro de personal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formación gener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Teleformación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Formación general</text:p>
          </table:table-cell>
          <table:table-cell table:style-name="ce7" office:value-type="string" calcext:value-type="string">
            <text:p>Certificados de participación y registro de personal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formación gener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Teleformación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Formación para la dirección</text:p>
          </table:table-cell>
          <table:table-cell table:style-name="ce7" office:value-type="string" calcext:value-type="string">
            <text:p>Certificados de participación y registro de personal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formación gener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Teleformación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.I. - Docufirm@</text:p>
          </table:table-cell>
          <table:table-cell table:style-name="ce7" office:value-type="string" calcext:value-type="string">
            <text:p>Consulta funcional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quisitos técnic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.I. - Gracurweb</text:p>
          </table:table-cell>
          <table:table-cell table:style-name="ce7" office:value-type="string" calcext:value-type="string">
            <text:p>Consulta funcional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quisitos técnic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.I. - Liferay (Espacio para debates)</text:p>
          </table:table-cell>
          <table:table-cell table:style-name="ce7" office:value-type="string" calcext:value-type="string">
            <text:p>Consulta funcional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quisitos técnic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.I. - Obtención certificado retenciones e ingresos</text:p>
          </table:table-cell>
          <table:table-cell table:style-name="ce7" office:value-type="string" calcext:value-type="string">
            <text:p>Consulta funcional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quisitos técnic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.I. - Portal IAAP</text:p>
          </table:table-cell>
          <table:table-cell table:style-name="ce7" office:value-type="string" calcext:value-type="string">
            <text:p>Consulta funcional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quisitos técnic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.I. - Registro de profesores</text:p>
          </table:table-cell>
          <table:table-cell table:style-name="ce7" office:value-type="string" calcext:value-type="string">
            <text:p>Consulta funcional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quisitos técnic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.I. - SAFO</text:p>
          </table:table-cell>
          <table:table-cell table:style-name="ce7" office:value-type="string" calcext:value-type="string">
            <text:p>Consulta funcional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Firma / entrega de solicitud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quisitos técnic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.I. - SIGEFOR</text:p>
          </table:table-cell>
          <table:table-cell table:style-name="ce7" office:value-type="string" calcext:value-type="string">
            <text:p>Consulta funcional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quisitos técnic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.I. - Sistema de Evaluación de la Calidad</text:p>
          </table:table-cell>
          <table:table-cell table:style-name="ce7" office:value-type="string" calcext:value-type="string">
            <text:p>Consulta funcional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quisitos técnic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.I. - Zona de descargas</text:p>
          </table:table-cell>
          <table:table-cell table:style-name="ce7" office:value-type="string" calcext:value-type="string">
            <text:p>Consulta funcional</text:p>
          </table:table-cell>
          <table:table-cell table:style-name="ce14"/>
        </table:table-row>
        <table:table-row table:style-name="ro1">
          <table:table-cell/>
          <table:table-cell table:style-name="ce9" table:number-columns-repeated="2"/>
          <table:table-cell table:style-name="ce9" office:value-type="string" calcext:value-type="string">
            <text:p>Requisitos técnicos</text:p>
          </table:table-cell>
          <table:table-cell table:style-name="ce16"/>
        </table:table-row>
        <table:table-row table:style-name="ro1">
          <table:table-cell/>
          <table:table-cell table:style-name="ce10" office:value-type="string" calcext:value-type="string">
            <text:p>Otros Servicios</text:p>
          </table:table-cell>
          <table:table-cell table:number-columns-repeated="2"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/>
          <table:table-cell table:style-name="ce7" office:value-type="string" calcext:value-type="string">
            <text:p>Portales y páginas web</text:p>
          </table:table-cell>
          <table:table-cell table:style-name="ce10" office:value-type="string" calcext:value-type="string">
            <text:p>Extranet de la Consejería de Hacienda y Administración Pública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Intranet de la Consejería de Hacienda y Administración Pública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Otros portales y páginas web 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Portal de la Consejería de Hacienda y Administración Pública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Portal de la Junta de Andalucía</text:p>
          </table:table-cell>
          <table:table-cell table:style-name="ce7" office:value-type="string" calcext:value-type="string">
            <text:p>Contenidos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Tecnología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Web del Empleado Público</text:p>
          </table:table-cell>
          <table:table-cell table:style-name="ce7" office:value-type="string" calcext:value-type="string">
            <text:p>Acceso y Permis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nsulta de Trámit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atos "Hoja acreditación de datos"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stacad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rror en la págin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formación de Contenid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ómin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ici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ublicación de permut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rvicios al Emplead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licitudes y Formulari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ramitación de Actos Administrativos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ramitación Electrónica Concurso de Mérit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ramitación Electrónica de Acción Social</text:p>
          </table:table-cell>
          <table:table-cell/>
        </table:table-row>
        <table:table-row table:style-name="ro1">
          <table:table-cell/>
          <table:table-cell table:style-name="ce9" table:number-columns-repeated="2"/>
          <table:table-cell table:style-name="ce9" office:value-type="string" calcext:value-type="string">
            <text:p>Tramitación Electrónica de Procesos Selectivos</text:p>
          </table:table-cell>
          <table:table-cell table:style-name="ce16"/>
        </table:table-row>
        <table:table-row table:style-name="ro1">
          <table:table-cell/>
          <table:table-cell table:style-name="ce10" office:value-type="string" calcext:value-type="string">
            <text:p>Préstamo de salas y recursos</text:p>
          </table:table-cell>
          <table:table-cell table:number-columns-repeated="2"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/>
          <table:table-cell table:style-name="ce10" office:value-type="string" calcext:value-type="string">
            <text:p>Servicio Especializado (sólo personal TIC)</text:p>
          </table:table-cell>
          <table:table-cell table:number-columns-repeated="2"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/>
          <table:table-cell table:style-name="ce7" office:value-type="string" calcext:value-type="string">
            <text:p>Servicios específicos para la CHAP</text:p>
          </table:table-cell>
          <table:table-cell table:style-name="ce7" office:value-type="string" calcext:value-type="string">
            <text:p>Aplicaciones del puesto de trabajo</text:p>
          </table:table-cell>
          <table:table-cell table:style-name="ce7" office:value-type="string" calcext:value-type="string">
            <text:p>Sin determinar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Soporte en el uso de aplicaciones (sólo DDPP)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Cámaras de la guardería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Carpetas de red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Consumibles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Correo electrónico – Sin determinar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Equipamiento informático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Gestión Documental (Alfresco) - Accesos y Permisos</text:p>
          </table:table-cell>
          <table:table-cell table:style-name="ce7" office:value-type="string" calcext:value-type="string">
            <text:p>Alta de usuario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Carpeta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Gestión Documental (Alfresco) – Espacios o Sitios</text:p>
          </table:table-cell>
          <table:table-cell table:style-name="ce7" office:value-type="string" calcext:value-type="string">
            <text:p>Cre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Elimin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odifica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gl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Gestión Documental (Alfresco) – Instancia para aplicación</text:p>
          </table:table-cell>
          <table:table-cell table:style-name="ce7" office:value-type="string" calcext:value-type="string">
            <text:p>Creación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Modificación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Gestión Documental (Alfresco) – Metadatos</text:p>
          </table:table-cell>
          <table:table-cell table:style-name="ce7" office:value-type="string" calcext:value-type="string">
            <text:p>Cre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Elimina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Modificación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Gestión Documental (Alfresco) – Otro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Impresoras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Internet desde teléfono o portátil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Ordenador personal (PC)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Periféricos y accesorios informáticos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Red (cuentas de usuario)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number-columns-repeated="2"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Telefonía <text:s text:c="2"/>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Telefonía fija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/>
          <table:table-cell table:style-name="ce9"/>
          <table:table-cell table:style-name="ce10" office:value-type="string" calcext:value-type="string">
            <text:p>Telefonía móvil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/>
          <table:table-cell table:style-name="ce7" office:value-type="string" calcext:value-type="string">
            <text:p>SI Administración Electrónica</text:p>
          </table:table-cell>
          <table:table-cell table:style-name="ce10" office:value-type="string" calcext:value-type="string">
            <text:p>Certificados digitales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Compuls@</text:p>
          </table:table-cell>
          <table:table-cell table:style-name="ce7" office:value-type="string" calcext:value-type="string">
            <text:p>Acceso / autentic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rmativa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quisitos técnic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Plataforma @ries</text:p>
          </table:table-cell>
          <table:table-cell table:style-name="ce7" office:value-type="string" calcext:value-type="string">
            <text:p>Desbloqueo de usuario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Información relativa a poner en marcha una oficina de registr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oporcionar nueva contraseña a usuario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Plataforma de Sustitución de Certificados en Soporte Papel</text:p>
          </table:table-cell>
          <table:table-cell table:style-name="ce7" office:value-type="string" calcext:value-type="string">
            <text:p>Información General sobre el sistema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Otr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Plataforma Notific@</text:p>
          </table:table-cell>
          <table:table-cell table:style-name="ce7" office:value-type="string" calcext:value-type="string">
            <text:p>Consulta funcional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Entidad Emisor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quisitos técnic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Port@firmas</text:p>
          </table:table-cell>
          <table:table-cell table:style-name="ce10" office:value-type="string" calcext:value-type="string">
            <text:p>Consulta funcional</text:p>
          </table:table-cell>
          <table:table-cell table:style-name="ce17"/>
        </table:table-row>
        <table:table-row table:style-name="ro1">
          <table:table-cell/>
          <table:table-cell table:style-name="ce9"/>
          <table:table-cell table:style-name="ce10" office:value-type="string" calcext:value-type="string">
            <text:p>Sistema de Presentación Electrónica General</text:p>
          </table:table-cell>
          <table:table-cell table:style-name="ce10" office:value-type="string" calcext:value-type="string">
            <text:p>Otros</text:p>
          </table:table-cell>
          <table:table-cell table:style-name="ce17"/>
        </table:table-row>
        <table:table-row table:style-name="ro1">
          <table:table-cell/>
          <table:table-cell table:style-name="ce7" office:value-type="string" calcext:value-type="string">
            <text:p>SI Análisis y Explotación de Datos</text:p>
          </table:table-cell>
          <table:table-cell table:style-name="ce7" office:value-type="string" calcext:value-type="string">
            <text:p>Accesos y Permisos</text:p>
          </table:table-cell>
          <table:table-cell table:style-name="ce7" office:value-type="string" calcext:value-type="string">
            <text:p>Acceso a estadística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Alta de usuari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Baja de usuari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Explotación de datos CIYAT</text:p>
          </table:table-cell>
          <table:table-cell table:style-name="ce7" office:value-type="string" calcext:value-type="string">
            <text:p>Carga de datos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Nueva funcionalidad-desarrollo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Explotación de datos Contratación</text:p>
          </table:table-cell>
          <table:table-cell table:style-name="ce7" office:value-type="string" calcext:value-type="string">
            <text:p>Carga de dat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Mantenimiento correctiv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tenimiento evolutivo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Nueva funcionalidad-desarrollo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Explotación de datos de Otros Sistemas</text:p>
          </table:table-cell>
          <table:table-cell table:style-name="ce7" office:value-type="string" calcext:value-type="string">
            <text:p>Carga de dat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Mantenimiento correctiv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tenimiento evolutivo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Nueva funcionalidad-desarrollo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Explotación de datos JUPITER</text:p>
          </table:table-cell>
          <table:table-cell table:style-name="ce7" office:value-type="string" calcext:value-type="string">
            <text:p>Carga de dat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Mantenimiento correctiv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tenimiento evolutivo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Nueva funcionalidad-desarrollo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Explotación de datos SUR</text:p>
          </table:table-cell>
          <table:table-cell table:style-name="ce7" office:value-type="string" calcext:value-type="string">
            <text:p>Carga de dat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Mantenimiento correctiv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tenimiento evolutivo</text:p>
          </table:table-cell>
          <table:table-cell/>
        </table:table-row>
        <table:table-row table:style-name="ro1">
          <table:table-cell/>
          <table:table-cell table:style-name="ce9" table:number-columns-repeated="2"/>
          <table:table-cell table:style-name="ce9" office:value-type="string" calcext:value-type="string">
            <text:p>Nueva funcionalidad-desarrollo</text:p>
          </table:table-cell>
          <table:table-cell table:style-name="ce16"/>
        </table:table-row>
        <table:table-row table:style-name="ro1">
          <table:table-cell/>
          <table:table-cell table:style-name="ce7" office:value-type="string" calcext:value-type="string">
            <text:p>SI ERIS-G3 (Planificación y Gestión de la Contratación Administrativa)</text:p>
          </table:table-cell>
          <table:table-cell table:style-name="ce7" office:value-type="string" calcext:value-type="string">
            <text:p>Actuaciones Programadas</text:p>
          </table:table-cell>
          <table:table-cell table:style-name="ce7" office:value-type="string" calcext:value-type="string">
            <text:p>Otros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arada servicio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Catálogo de Bienes Homologados (CBBHH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Gestor de Expedientes de Contratación (GEC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Plataforma de Contratación / Perfil de Contratante (PdC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Portal de Fiscalización (PdF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Registro de Contratos (RC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Registro de Licitadores (RL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/>
          <table:table-cell table:style-name="ce9"/>
          <table:table-cell table:style-name="ce10" office:value-type="string" calcext:value-type="string">
            <text:p>Tribunal Administrativo de Recursos Contractuales (TARCJA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/>
          <table:table-cell table:style-name="ce7" office:value-type="string" calcext:value-type="string">
            <text:p>SI GIRO (Gestión Integrada de Recursos Organizativos)</text:p>
          </table:table-cell>
          <table:table-cell table:style-name="ce7" office:value-type="string" calcext:value-type="string">
            <text:p>Activos Fijos- Contabilidad Patrimonial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Activos Fijos- Inventario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Actuaciones Programadas</text:p>
          </table:table-cell>
          <table:table-cell table:style-name="ce10" office:value-type="string" calcext:value-type="string">
            <text:p>Certificado Interventores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Ayudas y Subvencione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Central de Información - EEII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Consultas generale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Elaboración del Presupuesto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Extrapresupuestaria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Financiación Afectada - FCI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Financiación Afectada - Fondos Europeo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Financiación Afectada - Subv Finalista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Finanza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Firma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Gasto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Gastos - Bandeja de entrada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Gestión de usuarios - Alta de usuario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Gestión de usuarios - Permiso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Impresión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Ingreso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Interoperabilidad Funcional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Interoperabilidad Sistema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Modificación de Presupuesto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Oficina Virtual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Organización de Curso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Recepción de Inversione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Registro de Contrato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Registro de Facturas y Fondo Órgano Gestor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Registro de Licitadore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AP BW Ejecución Presupuestaria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oporte al Puesto de trabajo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Tercero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Tesorería - Calendario de Pago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Tesorería - Ordenación de Pago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Tesorería - Otro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/>
          <table:table-cell table:style-name="ce9" table:number-columns-repeated="2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/>
          <table:table-cell table:style-name="ce7" office:value-type="string" calcext:value-type="string">
            <text:p>SI JUPITER (Gestión Presupuestaria, Contable y Tesorera)</text:p>
          </table:table-cell>
          <table:table-cell table:style-name="ce7" office:value-type="string" calcext:value-type="string">
            <text:p>Accesos y Permisos</text:p>
          </table:table-cell>
          <table:table-cell table:style-name="ce7" office:value-type="string" calcext:value-type="string">
            <text:p>Contraseñas/Sincla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Gestión de Permis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Solicitudes/Usuari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Actuaciones Programadas</text:p>
          </table:table-cell>
          <table:table-cell table:style-name="ce7" office:value-type="string" calcext:value-type="string">
            <text:p>Otros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arada servicio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Alk@nzíA</text:p>
          </table:table-cell>
          <table:table-cell table:style-name="ce7" office:value-type="string" calcext:value-type="string">
            <text:p>Calendario de Pag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Gestión de Cuentas Bancarias y Extract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stión de Pag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stión de Retencion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stión de Retrocesion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rupos de Pag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lan de Tesorerí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sición de Tesorería y Contable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osición del Sector Público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Ayudas y Subvencione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Banco de Proyecto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Cuentas autorizada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Cumplimiento de programa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Desarrollo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EDITRAN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Elaboración y Edición del Presupuesto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EUROFON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Fondos con Financiación Afectada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Fondos de Compensación Interterritorial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Fondos del Órgano Gestor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Gasto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Importación/Exportación de ficheros secuenciale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Impresión y listado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Indicadores de FFEE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Ingreso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Inventario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Justificacione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Maqueta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MIEP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Modificaciones Presupuestaria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Normas de Vinculación, propietarios, etc...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Oficina Virtual para Gastos y Pagos</text:p>
          </table:table-cell>
          <table:table-cell table:style-name="ce7" office:value-type="string" calcext:value-type="string">
            <text:p>Fondo de Liquidez Autonómica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ago a Proveedore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Operaciones Extrapresupuestaria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Operaciones Presupuestarias (PALAS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Pasarela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Portal JUPITER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Proyecto de Inversión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Recepción de Inversione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Retenciones Judiciale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Seguimiento de los códigos de financiación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Sieja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Sin determinar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Subvenciones Finalista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Tercero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Tesorería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/>
          <table:table-cell table:style-name="ce9"/>
          <table:table-cell table:style-name="ce10" office:value-type="string" calcext:value-type="string">
            <text:p>Traspaso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/>
          <table:table-cell table:style-name="ce7" office:value-type="string" calcext:value-type="string">
            <text:p>SI Más Sistemas de Información</text:p>
          </table:table-cell>
          <table:table-cell table:style-name="ce10" office:value-type="string" calcext:value-type="string">
            <text:p>Accesos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Alta de tarjetas de personal para delegaciones provinciales (TFE DP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Alta de tarjetas de personal servicios centrales (TFE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Base de Datos de Expedientes del Servicio de Patrimonio Inmobiliario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BOJA – ARE (Aplicación de Remisión Electrónica)</text:p>
          </table:table-cell>
          <table:table-cell table:style-name="ce7" office:value-type="string" calcext:value-type="string">
            <text:p>Consulta funcional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avegación aplicativo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quisitos técnic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BOJA – Otros procedimientos de Remisión Electrónica</text:p>
          </table:table-cell>
          <table:table-cell table:style-name="ce10" office:value-type="string" calcext:value-type="string">
            <text:p>Requisitos técnicos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BOJA – Portal BOJA</text:p>
          </table:table-cell>
          <table:table-cell table:style-name="ce10" office:value-type="string" calcext:value-type="string">
            <text:p>Requisitos técnicos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BOJA – Remisión en Soporte Papel</text:p>
          </table:table-cell>
          <table:table-cell table:style-name="ce10" office:value-type="string" calcext:value-type="string">
            <text:p>Requisitos técnicos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Cambio de contraseñas vía web (GENCLAWEB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Campaña Renta – Otros</text:p>
          </table:table-cell>
          <table:table-cell table:style-name="ce7" office:value-type="string" calcext:value-type="string">
            <text:p>Consulta funcional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nsulta Tributaria/Cita Previa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Error en programa PADRE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Campaña Renta – Problema de conexión</text:p>
          </table:table-cell>
          <table:table-cell table:style-name="ce7" office:value-type="string" calcext:value-type="string">
            <text:p>Delegación Provincial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Gestión de sesione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Oficina Liquidadora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CEIS ( Centro de Información y Servicios) <text:s/>- Sin determinar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Control horario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Creación de incidentes de seguridad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DG Relaciones Financieras con las CCLLs</text:p>
          </table:table-cell>
          <table:table-cell table:style-name="ce7" office:value-type="string" calcext:value-type="string">
            <text:p>Cuestiones Generales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ATRICA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Factura Electrónica – Aplicación PUEF</text:p>
          </table:table-cell>
          <table:table-cell table:style-name="ce7" office:value-type="string" calcext:value-type="string">
            <text:p>Acceso a la Aplic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Directori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ctur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mat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formación gener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rmativ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yecto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quisitos técnic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Firma de certificados de cursos (CERTIFCURSOS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Gestión de base de datos jurídica para letrado de Viceconsejería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Gestión de Colas (sólo DDPP)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Gestión de recursos y tareas (GRETA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Gestión de sentencia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Gestión de teléfonos (SGTel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Gestión del registro de expediente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Gestión del registro de órdenes de subvencione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Herramienta <text:s/>de ayuda al sistema contable SEC</text:p>
          </table:table-cell>
          <table:table-cell table:style-name="ce7" office:value-type="string" calcext:value-type="string">
            <text:p>Consulta funcional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rmativa SEC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quisitos técnic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Herramienta de seguimiento de tarea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Indicadores económicos (INPLEA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INFOCOR</text:p>
          </table:table-cell>
          <table:table-cell table:style-name="ce7" office:value-type="string" calcext:value-type="string">
            <text:p>Consulta Expediente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Consulta funcional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Inspección Gral. de Servicios – Incompatibilidades</text:p>
          </table:table-cell>
          <table:table-cell table:style-name="ce10" office:value-type="string" calcext:value-type="string">
            <text:p>Consulta funcional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Inspección Gral. de Servicios – Libro de Sugerencias y Reclamaciones</text:p>
          </table:table-cell>
          <table:table-cell table:style-name="ce7" office:value-type="string" calcext:value-type="string">
            <text:p>Consulta funcional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quisitos técnic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Inspección Gral. de Servicios – Plataforma RDAC</text:p>
          </table:table-cell>
          <table:table-cell table:style-name="ce7" office:value-type="string" calcext:value-type="string">
            <text:p>Consulta funcional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quisitos técnic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Leyes y Reglamento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Listín telefónico de la intranet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Mantenimiento del procedimiento contencioso administrativo (JCA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Mensajes a móviles para altos cargos (MENMO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Otro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Plan Ajuste Entidades Instrumentales Sector Público Andaluz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Plan de mantenimiento de impresoras, gastos, consumible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Preguntas Parlamentaria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Sincronización de contraseñas (SINCLA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Sistema de información de corporaciones locales <text:s/>(SICL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Sistemas de Información en DDPP/CCTT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/>
          <table:table-cell table:style-name="ce9"/>
          <table:table-cell table:style-name="ce10" office:value-type="string" calcext:value-type="string">
            <text:p>SRIPD</text:p>
          </table:table-cell>
          <table:table-cell table:style-name="ce10" office:value-type="string" calcext:value-type="string">
            <text:p>Consulta funcional</text:p>
          </table:table-cell>
          <table:table-cell table:style-name="ce17"/>
        </table:table-row>
        <table:table-row table:style-name="ro1">
          <table:table-cell/>
          <table:table-cell table:style-name="ce7" office:value-type="string" calcext:value-type="string">
            <text:p>SI SIRhUS (Gestión Integrada de Recursos Humanos)</text:p>
          </table:table-cell>
          <table:table-cell table:style-name="ce10" office:value-type="string" calcext:value-type="string">
            <text:p>Accesos y Permisos</text:p>
          </table:table-cell>
          <table:table-cell table:style-name="ce10" office:value-type="string" calcext:value-type="string">
            <text:p>Errores configuración</text:p>
          </table:table-cell>
          <table:table-cell table:style-name="ce17"/>
        </table:table-row>
        <table:table-row table:style-name="ro1">
          <table:table-cell table:number-columns-repeated="2"/>
          <table:table-cell table:number-columns-repeated="2" table:style-name="ce7" office:value-type="string" calcext:value-type="string">
            <text:p>Acción social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Otr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Administración/Acceso al sistema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Administración/Autenticación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Puestos de trabajo</text:p>
          </table:table-cell>
          <table:table-cell table:style-name="ce7" office:value-type="string" calcext:value-type="string">
            <text:p>Otr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Propuesta de Modificación de Puestos Tip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puestas de Doble Dotación Presupuestari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puestas de Dot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puestas de Dotación Puestos Bas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puestas de Modificación de E.O.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opuestas de Modificación de R.P.T.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Selección y Provisión</text:p>
          </table:table-cell>
          <table:table-cell table:style-name="ce10" office:value-type="string" calcext:value-type="string">
            <text:p>Subida/bajada ficheros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Selección y provisión/Bolsa de Trabajo</text:p>
          </table:table-cell>
          <table:table-cell table:style-name="ce7" office:value-type="string" calcext:value-type="string">
            <text:p>Definición y Gest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Incidencias Llamamient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Otr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elección y provisión/Generación de Contratos / Clausulas</text:p>
          </table:table-cell>
          <table:table-cell table:style-name="ce7" office:value-type="string" calcext:value-type="string">
            <text:p>Concursos Acceso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ncursos Promo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jecución Sentenci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stión Usuari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Otr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elección y provisión/Procesos Selectivos</text:p>
          </table:table-cell>
          <table:table-cell table:style-name="ce7" office:value-type="string" calcext:value-type="string">
            <text:p>Acceso / promocione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solución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elección y provisión/Provisión de Puestos</text:p>
          </table:table-cell>
          <table:table-cell table:style-name="ce7" office:value-type="string" calcext:value-type="string">
            <text:p>Otr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Provisión de Puestos (concursos)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solución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ituaciones de personal/Elecciones sindicales</text:p>
          </table:table-cell>
          <table:table-cell table:style-name="ce7" office:value-type="string" calcext:value-type="string">
            <text:p>Elecciones sindicales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Otr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ituaciones de personal/Gestión de Actos Administrativos</text:p>
          </table:table-cell>
          <table:table-cell table:style-name="ce7" office:value-type="string" calcext:value-type="string">
            <text:p>01-Nombramiento / Contrato / Alta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02-Asignación / Poses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3-Titul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4-Cambio de Situ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5-Autorización Función Púb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6-Reconoc. Complem. Gratif <text:s/>y Der. Econ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7-Formación ofici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8-Grado Consolidad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9-Reconocimiento de men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0-Prolongación del Servicio Activ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1-Baja Definitiv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2-Reconocimiento de cátedr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3-Permis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4-Cese en puesto de trabaj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5-Public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6-Reconocimiento de Antigüeda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8-Reconocimiento de Servicios Previ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9-Reconocimiento de otra Especialida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0-Inscripción Sanción Disciplinari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1-Sanción tras Expte. Disciplinari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2-Compatibilidad Genér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3-Compatibilidad Específ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4-Permut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5-Rec. Nivel Alto Cargo y Parlamentari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6-Reingreso al Servicio Activ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7-Traslado-Reasign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8-Resolución Asignación Plazas Ofertad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9-Variación datos Afili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0-Variación de Datos Personal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1-Recon. Antigüedad no resolutori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2-Alta / Posesión / Cese / Cambio Situ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3-Autoriz. Nombramiento / Contrat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4-Autoriz. Jornadas Especial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5-Aut. Prórroga contrato / Nombramient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6-Reserva de Puest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7-Pérdida de la reserva del Puesto de Trabaj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8-Formación no ofici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9-Impartición docencia en org. Ofici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0-Inscripción margin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7-Plus de Person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9-Licencia por Maternidad no S.S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75-Reducción de jornad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81-Permiso no retribuid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83-Maternidad / Paternida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84-Permiso retribuid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86-Datos admin. Anteriores al R.G.P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94-Actividad a compatibiliz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2-Nombramiento de Encarg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5-Tít. Extranj. Educ. Sup. Homologad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6-Asignación económ. Ex-Altos Carg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7-Guardi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8-Variación de domicili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9-Impartición docencia en org. No Oficial</text:p>
          </table:table-cell>
          <table:table-cell/>
        </table:table-row>
        <table:table-row table:style-name="ro1">
          <table:table-cell/>
          <table:table-cell table:style-name="ce9" table:number-columns-repeated="2"/>
          <table:table-cell table:style-name="ce9" office:value-type="string" calcext:value-type="string">
            <text:p>Otros</text:p>
          </table:table-cell>
          <table:table-cell table:style-name="ce16"/>
        </table:table-row>
        <table:table-row table:style-name="ro1">
          <table:table-cell/>
          <table:table-cell table:style-name="ce7" office:value-type="string" calcext:value-type="string">
            <text:p>SI SUR (Gestión Tributaria)</text:p>
          </table:table-cell>
          <table:table-cell table:style-name="ce7" office:value-type="string" calcext:value-type="string">
            <text:p>Accesos y Permisos</text:p>
          </table:table-cell>
          <table:table-cell table:style-name="ce7" office:value-type="string" calcext:value-type="string">
            <text:p>Consulta Codigo Usuario Sur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Gestión de Usuari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Otras consult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Actuaciones Programadas</text:p>
          </table:table-cell>
          <table:table-cell table:style-name="ce7" office:value-type="string" calcext:value-type="string">
            <text:p>Otros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arada servicio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Clientes</text:p>
          </table:table-cell>
          <table:table-cell table:style-name="ce7" office:value-type="string" calcext:value-type="string">
            <text:p>Autorización Caucional Vehícul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nsulta y Mantenimiento de Client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ulta y Mantenimiento de NIF Provisionale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presentante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Herramienta de seguimiento de tarea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Mantenimiento de la Información</text:p>
          </table:table-cell>
          <table:table-cell table:style-name="ce7" office:value-type="string" calcext:value-type="string">
            <text:p>Histórico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Mantenimiento de Tablas SUR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Mantenimiento de tablas territoriale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Oficina Virtual CHAP (Tesorería)</text:p>
          </table:table-cell>
          <table:table-cell table:style-name="ce7" office:value-type="string" calcext:value-type="string">
            <text:p>Fianzas de arrendamiento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Ingresos Extrapresupuestari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quisit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sguardo Depósito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sguardo Garantía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Oficina Virtual Tributaria y de Recaudación</text:p>
          </table:table-cell>
          <table:table-cell table:style-name="ce7" office:value-type="string" calcext:value-type="string">
            <text:p>Actuaciones en representación de tercer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anon de mejora de infraestructuras hidráulicas de depuración de interés de la Comunidad Autónom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fección Modelo 600 Web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scarga de programas de ayud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nvío y recepción de información telemática (fichas, índices fiscales, escrituras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mpuesto sobre las bolsas de plástico de un solo uso en Andalucí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mpuesto sobre los depósitos de clientes en las Entidades de Crédito en Andalucí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mpuesto sobre sucesiones y donacion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mpuestos ecológicos - Aguas Litoral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mpuestos ecológicos - Emisión de Gas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mpuestos ecológicos - Residuos Peligro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mpuestos ecológicos - Residuos Radiactiv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gresos Extrapresupuestari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tros ITP y AJ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ctificación de autoliquid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cursos de reposición (Previo a la vía Económico-Administrativa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quisit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licitud de devolución de ingre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licitud de información, certificados y etiquetas fiscal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licitud de suspensión automática del acto recurrid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licitudes a aplazamiento y fraccionamiento de deud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URPAC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asas y precios públic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Tributos y Tasas sobre el juego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Plataforma de Pago de la Junta de Andalucía</text:p>
          </table:table-cell>
          <table:table-cell table:style-name="ce7" office:value-type="string" calcext:value-type="string">
            <text:p>Acces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Diligenci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rror en Firm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rror en Pag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rror Técnico en Pag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rror Técnico en Present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mportación de Ficher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quisit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Sin determinar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Contabilidad auxiliar e ingresos con financiación afectada</text:p>
          </table:table-cell>
          <table:table-cell table:style-name="ce7" office:value-type="string" calcext:value-type="string">
            <text:p>Aplicación de ingres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ierre ejercici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uadre cuentas extrapresupuestari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uenta de Tributos Cedid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inición de operaciones contabl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voluciones de ingre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ntrada manual en formaliz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neración apuntes Contabl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form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tercambio de información SUR - JUPIT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quetas contabl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peraciones contables de rectific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rametrización contab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rametrización intercambio información con Júpit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rametrización por código territorial / modelo / concept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ctificación de código territorial y/o concepto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lación de deudore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Control de Calidad de Documentos</text:p>
          </table:table-cell>
          <table:table-cell table:style-name="ce7" office:value-type="string" calcext:value-type="string">
            <text:p>Captura y mantenimiento de documentos y casilla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Definición de modelos-versiones y casillas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stión de documentos duplicad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stión tablas auxiliares del subsistem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formes y consult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ctificación y borrado de document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Validaciones y Correspondenci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Entrada/Salida Información</text:p>
          </table:table-cell>
          <table:table-cell table:style-name="ce7" office:value-type="string" calcext:value-type="string">
            <text:p>Carga y control del censo de Notarios (CGN)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atastr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feccion modelos web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trucción e impresión de documentos de salid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ligencias Presentaciones Telemátic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ntrada/Salida Inform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quidaciones externas vencida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lación de liquidaciones vencidas y no ingresad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Firma Documentos Salida</text:p>
          </table:table-cell>
          <table:table-cell table:style-name="ce7" office:value-type="string" calcext:value-type="string">
            <text:p>Generación de Document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Mantenimiento de Firma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lataforma de Firma Electrónica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Gestión de Expedientes y Circuitos Administrativos</text:p>
          </table:table-cell>
          <table:table-cell table:style-name="ce7" office:value-type="string" calcext:value-type="string">
            <text:p>Aplazamientos / Fraccionamient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Archiv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ultas e Informes de expedient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ultas expedientes telemátic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volución de ingre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volución de ingresos de órganos gestor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stadísticas de expedient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erramientas de tramit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mpuesto de transmisiones y actos jurídicos doc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mpuesto sobre sucesiones y donacion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tros procedimientos administrativ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cedimiento compensación de deud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cedimiento sancionado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cedimientos de inspec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cesos concursal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untos de conex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cursos de reposi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utas de circuit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Herramienta de Liquidación</text:p>
          </table:table-cell>
          <table:table-cell table:style-name="ce7" office:value-type="string" calcext:value-type="string">
            <text:p>Construcción e impresión de liquidacione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Definición de fórmulas, parámetros y plantillas de salid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ocumentos de ingreso asociados a liquidacion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neración liquidaciones de JUEGO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neración liquidaciones para la CEH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terfaz con la Web.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Liquidaciones del S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Honorarios Oficinas Liquidadoras</text:p>
          </table:table-cell>
          <table:table-cell table:style-name="ce7" office:value-type="string" calcext:value-type="string">
            <text:p>Honorarios de documentos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agos de honorarios y Regularización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Impuestos Ecológicos</text:p>
          </table:table-cell>
          <table:table-cell table:style-name="ce7" office:value-type="string" calcext:value-type="string">
            <text:p>Censo de autorizacione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Impuesto sobre residuos peligro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mpuesto sobre residuos radiactiv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guimiento económico (devengos, periodos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ramitación de expedientes de imp. Ecológic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Validaciones de documentos de imp. Ecológic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Inspección</text:p>
          </table:table-cell>
          <table:table-cell table:style-name="ce7" office:value-type="string" calcext:value-type="string">
            <text:p>Carga y control del Plan Anual de Inspec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nsulta protocolos de Notari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ruces notariales y de fallecid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stión de Autoridades Ordenante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cepción y control de Índices Fiscale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Subsistema Integración Órganos Gestores</text:p>
          </table:table-cell>
          <table:table-cell table:style-name="ce10" office:value-type="string" calcext:value-type="string">
            <text:p>Servicios WEB de generación, comunicación e información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Notificaciones</text:p>
          </table:table-cell>
          <table:table-cell table:style-name="ce7" office:value-type="string" calcext:value-type="string">
            <text:p>Apertura expediente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ierre/reapertura de expedient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mparecenci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omicili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nvíos: Acuses de recib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nvíos: Envío/recepción de ficheros con Corre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nvíos: Gestión de enví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nvíos: Modificaciones de resultad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cidencias de notific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serción fecha de notific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ificación mediante relacion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ublicación BOJA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cepción de expediente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Recaudación Ejecutiva</text:p>
          </table:table-cell>
          <table:table-cell table:style-name="ce7" office:value-type="string" calcext:value-type="string">
            <text:p>Certificado de deuda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municación de Incidencias a AEA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municación de Incidencias a Diputacion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udores inapremiabl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ctado y mantenimiento de providencias de apremi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stadísticas de Recaud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quidaciones externas vencid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ificación de providencias de apremi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lación de liquidaciones vencidas y no ingresad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laciones de liquidaciones apremiadas de AEA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laciones de liquidaciones apremiadas de Diputacion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sultado Gestión de Cobros de AEA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sultado Gestión de Cobros de Diputacione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Solicitud de listados específic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Seguimiento de Deuda</text:p>
          </table:table-cell>
          <table:table-cell table:style-name="ce7" office:value-type="string" calcext:value-type="string">
            <text:p>Actualización de datos de incidencia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Asociación y disociación de 04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rrado de incidenci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rtificados de ingresos y no devolu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rtificados de present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neración masiva de incidenci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neración masiva de incidencias del S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mputación de ingre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formes de liquidacion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formes de liquidaciones del S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serción de incidenci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rametrización de incidenci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aplicación de los ingre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licitud de listados específic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Tratamiento específico de liquidaciones del S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Tasa Fiscal sobre el Juego</text:p>
          </table:table-cell>
          <table:table-cell table:style-name="ce7" office:value-type="string" calcext:value-type="string">
            <text:p>Bingos: Otr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Bingos: Validación de document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rtificad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áquinas: Cens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áquinas: Liquidacion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áquinas: Liquidaciones provisionales y M1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áquinas: Otr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Máquinas: Seguimiento económico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Tesorería - Gestión de Entidades Colaboradoras</text:p>
          </table:table-cell>
          <table:table-cell table:style-name="ce7" office:value-type="string" calcext:value-type="string">
            <text:p>Control y recepción documentos recaudación tributaria (Editran)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uadre con transferenci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uentas autorizad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ntidades Financieras y Sucursal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gresos direct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iodicidade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ctificación de ingresos en formalización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Tesorería - Gestión de Expedientes</text:p>
          </table:table-cell>
          <table:table-cell table:style-name="ce7" office:value-type="string" calcext:value-type="string">
            <text:p>Apertura de Expediente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rrección Presentaciones Telemátic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pósitos de garantías metálicos/no metálic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volución de ingre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volución de transferenci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anzas de arrendamient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odificación de Expedientes y Rectificación de enví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Tramitación Excepcional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Valoración de Bienes y Derechos</text:p>
          </table:table-cell>
          <table:table-cell table:style-name="ce7" office:value-type="string" calcext:value-type="string">
            <text:p>Doc. De motivación de valoración (039)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Informe vinculante de valoración (I01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tenimiento de bien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edios de transport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ramitación de valoraciones extern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ramitación de valoraciones intern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alor catastr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alor mínimo a declarar</text:p>
          </table:table-cell>
          <table:table-cell/>
        </table:table-row>
        <table:table-row table:style-name="ro1">
          <table:table-cell table:style-name="ce4"/>
          <table:table-cell table:style-name="ce9" table:number-columns-repeated="2"/>
          <table:table-cell table:style-name="ce9" office:value-type="string" calcext:value-type="string">
            <text:p>Valoración por precios medios</text:p>
          </table:table-cell>
          <table:table-cell table:style-name="ce16"/>
        </table:table-row>
        <table:table-row table:style-name="ro1">
          <table:table-cell table:style-name="ce2" office:value-type="string" calcext:value-type="string">
            <text:p>Incidencia</text:p>
          </table:table-cell>
          <table:table-cell table:style-name="ce7" office:value-type="string" calcext:value-type="string">
            <text:p>Accesos al y desde el exterior de la Consejería e Internet</text:p>
          </table:table-cell>
          <table:table-cell table:style-name="ce10" office:value-type="string" calcext:value-type="string">
            <text:p>Acceso desde el exterior a recursos de la Consejería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Acceso desde la Consejería a otros organismos/organizaciones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Accesos a Internet</text:p>
          </table:table-cell>
          <table:table-cell table:style-name="ce7" office:value-type="string" calcext:value-type="string">
            <text:p>Inclusión sitio web a lista de sitios permitidos</text:p>
          </table:table-cell>
          <table:table-cell table:style-name="ce14"/>
        </table:table-row>
        <table:table-row table:style-name="ro1">
          <table:table-cell/>
          <table:table-cell table:style-name="ce9" table:number-columns-repeated="2"/>
          <table:table-cell table:style-name="ce9" office:value-type="string" calcext:value-type="string">
            <text:p>Sin determinar</text:p>
          </table:table-cell>
          <table:table-cell table:style-name="ce16"/>
        </table:table-row>
        <table:table-row table:style-name="ro1">
          <table:table-cell/>
          <table:table-cell table:style-name="ce7" office:value-type="string" calcext:value-type="string">
            <text:p>IAAP, Sistemas y Formación</text:p>
          </table:table-cell>
          <table:table-cell table:style-name="ce7" office:value-type="string" calcext:value-type="string">
            <text:p>Formación - <text:s/>Jornadas</text:p>
          </table:table-cell>
          <table:table-cell table:style-name="ce7" office:value-type="string" calcext:value-type="string">
            <text:p>Certificados de participación y registro de personal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Teleformación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Formación – Homologación</text:p>
          </table:table-cell>
          <table:table-cell table:style-name="ce7" office:value-type="string" calcext:value-type="string">
            <text:p>Certificados de participación y registro de personal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Teleformación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Formación – Idiomas</text:p>
          </table:table-cell>
          <table:table-cell table:style-name="ce7" office:value-type="string" calcext:value-type="string">
            <text:p>Certificados de participación y registro de personal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Teleformación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Formación – Interadministrativo</text:p>
          </table:table-cell>
          <table:table-cell table:style-name="ce7" office:value-type="string" calcext:value-type="string">
            <text:p>Certificados de participación y registro de personal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Teleformación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Formación – Justicia</text:p>
          </table:table-cell>
          <table:table-cell table:style-name="ce7" office:value-type="string" calcext:value-type="string">
            <text:p>Certificados de participación y registro de personal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Teleformación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Formación de acceso</text:p>
          </table:table-cell>
          <table:table-cell table:style-name="ce7" office:value-type="string" calcext:value-type="string">
            <text:p>Certificados de participación y registro de personal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Teleformación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Formación de especialización y promoción</text:p>
          </table:table-cell>
          <table:table-cell table:style-name="ce7" office:value-type="string" calcext:value-type="string">
            <text:p>Certificados de participación y registro de personal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Teleformación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Formación de formadores</text:p>
          </table:table-cell>
          <table:table-cell table:style-name="ce7" office:value-type="string" calcext:value-type="string">
            <text:p>Certificados de participación y registro de personal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Teleformación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Formación de perfeccionamiento Atención Ciudadanía</text:p>
          </table:table-cell>
          <table:table-cell table:style-name="ce7" office:value-type="string" calcext:value-type="string">
            <text:p>Certificados de participación y registro de personal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Teleformación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Formación de perfeccionamiento horizontal</text:p>
          </table:table-cell>
          <table:table-cell table:style-name="ce7" office:value-type="string" calcext:value-type="string">
            <text:p>Certificados de participación y registro de personal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Teleformación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Formación de perfeccionamiento Sectorial</text:p>
          </table:table-cell>
          <table:table-cell table:style-name="ce7" office:value-type="string" calcext:value-type="string">
            <text:p>Certificados de participación y registro de personal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Teleformación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Formación general</text:p>
          </table:table-cell>
          <table:table-cell table:style-name="ce7" office:value-type="string" calcext:value-type="string">
            <text:p>Certificados de participación y registro de personal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Teleformación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Formación para la dirección</text:p>
          </table:table-cell>
          <table:table-cell table:style-name="ce7" office:value-type="string" calcext:value-type="string">
            <text:p>Certificados de participación y registro de personal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nvocatori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ocent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demnizaciones por asistencia a cur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égimen de asistencia y renuncia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Teleformación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.I. - Docufirm@</text:p>
          </table:table-cell>
          <table:table-cell table:style-name="ce7" office:value-type="string" calcext:value-type="string">
            <text:p>Acceso / autenticación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Justificante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.I. - Gracurweb</text:p>
          </table:table-cell>
          <table:table-cell table:style-name="ce7" office:value-type="string" calcext:value-type="string">
            <text:p>Acceso / autenticación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Otr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S.I. - Liferay (Espacio para debates)</text:p>
          </table:table-cell>
          <table:table-cell table:style-name="ce10" office:value-type="string" calcext:value-type="string">
            <text:p>Acceso / autenticación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S.I. - Obtención certificado retenciones e ingresos</text:p>
          </table:table-cell>
          <table:table-cell table:style-name="ce7" office:value-type="string" calcext:value-type="string">
            <text:p>Acceso / autenticación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Justificante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S.I. - Portal IAAP</text:p>
          </table:table-cell>
          <table:table-cell table:style-name="ce10" office:value-type="string" calcext:value-type="string">
            <text:p>Acceso / autenticación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S.I. - Registro de profesores</text:p>
          </table:table-cell>
          <table:table-cell table:style-name="ce7" office:value-type="string" calcext:value-type="string">
            <text:p>Acceso / autentic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Firma / entrega de solicitud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Justificante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.I. - SAFO</text:p>
          </table:table-cell>
          <table:table-cell table:style-name="ce7" office:value-type="string" calcext:value-type="string">
            <text:p>Acceso / autentic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nsulta / grabación de solicitu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rma / entrega de solicitud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Justificante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.I. - SIGEFOR</text:p>
          </table:table-cell>
          <table:table-cell table:style-name="ce7" office:value-type="string" calcext:value-type="string">
            <text:p>Acceso / autenticación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Otr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.I. - Sistema de Evaluación de la Calidad</text:p>
          </table:table-cell>
          <table:table-cell table:style-name="ce7" office:value-type="string" calcext:value-type="string">
            <text:p>Acceso / autenticación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Firma / entrega de solicitud</text:p>
          </table:table-cell>
          <table:table-cell table:style-name="ce16"/>
        </table:table-row>
        <table:table-row table:style-name="ro1">
          <table:table-cell/>
          <table:table-cell table:style-name="ce9"/>
          <table:table-cell table:style-name="ce10" office:value-type="string" calcext:value-type="string">
            <text:p>S.I. - Zona de descargas</text:p>
          </table:table-cell>
          <table:table-cell table:style-name="ce10" office:value-type="string" calcext:value-type="string">
            <text:p>Acceso / autenticación</text:p>
          </table:table-cell>
          <table:table-cell table:style-name="ce17"/>
        </table:table-row>
        <table:table-row table:style-name="ro1">
          <table:table-cell/>
          <table:table-cell table:style-name="ce10" office:value-type="string" calcext:value-type="string">
            <text:p>Otros Servicios</text:p>
          </table:table-cell>
          <table:table-cell table:number-columns-repeated="2"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/>
          <table:table-cell table:style-name="ce7" office:value-type="string" calcext:value-type="string">
            <text:p>Portales y páginas web</text:p>
          </table:table-cell>
          <table:table-cell table:style-name="ce10" office:value-type="string" calcext:value-type="string">
            <text:p>Extranet de la Consejería de Hacienda y Administración Pública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Intranet de la Consejería de Hacienda y Administración Pública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Oficina Virtual de la Consejería de Hacienda y Administración Pública</text:p>
          </table:table-cell>
          <table:table-cell table:style-name="ce7" office:value-type="string" calcext:value-type="string">
            <text:p>Contenidos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Errores Técnic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Otros portales y páginas web </text:p>
          </table:table-cell>
          <table:table-cell table:style-name="ce7" office:value-type="string" calcext:value-type="string">
            <text:p>Contenid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Errores Técnic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Sin determinar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Portal Agencia Tributaria de Andalucia</text:p>
          </table:table-cell>
          <table:table-cell table:style-name="ce7" office:value-type="string" calcext:value-type="string">
            <text:p>Contenidos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Errores Técnic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Portal de Atención a la Ciudadanía / CLARA</text:p>
          </table:table-cell>
          <table:table-cell table:style-name="ce7" office:value-type="string" calcext:value-type="string">
            <text:p>Contenidos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Errores Técnic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Portal de la Consejería de Hacienda y Administración Pública</text:p>
          </table:table-cell>
          <table:table-cell table:style-name="ce7" office:value-type="string" calcext:value-type="string">
            <text:p>Contenid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Errores Técnic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Sin determinar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Portal de la Junta de Andalucía</text:p>
          </table:table-cell>
          <table:table-cell table:style-name="ce7" office:value-type="string" calcext:value-type="string">
            <text:p>Contenid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Tecnología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Web del Empleado Público</text:p>
          </table:table-cell>
          <table:table-cell table:style-name="ce7" office:value-type="string" calcext:value-type="string">
            <text:p>Acceso y Permis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nsulta de Trámit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atos "Hoja acreditación de datos"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stacad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rror en la págin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formación de Contenid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ómin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ici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ublicación de permut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rvicios al Emplead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licitudes y Formulari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ramitación de Actos Administrativos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ramitación Electrónica Concurso de Mérit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ramitación Electrónica de Acción Social</text:p>
          </table:table-cell>
          <table:table-cell/>
        </table:table-row>
        <table:table-row table:style-name="ro1">
          <table:table-cell/>
          <table:table-cell table:style-name="ce9" table:number-columns-repeated="2"/>
          <table:table-cell table:style-name="ce9" office:value-type="string" calcext:value-type="string">
            <text:p>Tramitación Electrónica de Procesos Selectivos</text:p>
          </table:table-cell>
          <table:table-cell table:style-name="ce16"/>
        </table:table-row>
        <table:table-row table:style-name="ro1">
          <table:table-cell/>
          <table:table-cell table:style-name="ce10" office:value-type="string" calcext:value-type="string">
            <text:p>Préstamo de salas y recursos</text:p>
          </table:table-cell>
          <table:table-cell table:number-columns-repeated="2"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/>
          <table:table-cell table:style-name="ce7" office:value-type="string" calcext:value-type="string">
            <text:p>Servicio Especializado (sólo personal TIC)</text:p>
          </table:table-cell>
          <table:table-cell table:style-name="ce10" office:value-type="string" calcext:value-type="string">
            <text:p>Almacenamiento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Aplicaciones Web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Base de Datos Adabas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Base de Datos Oracle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Base de Datos SQL Server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Centro de Servicios (Siebel)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Correo Electrónico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Gestión de la infraestructura para el Intercambio de Datos - Editran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Gestión de la infraestructura para el Intercambio de Datos - Pasarela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Gestión de la infraestructura para el Intercambio de Datos - Transief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Gestión de la infraestructura para el Intercambio de Datos (Transief, Pasarela, Editran)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Gestor Documental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Plataforma Linux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Plataforma Solaris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Plataforma Windows-Virtualización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Plataforma z/OS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Portal Web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Proxy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SAP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Seguridad y Comunicaciones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/>
          <table:table-cell table:style-name="ce9"/>
          <table:table-cell table:number-columns-repeated="2"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/>
          <table:table-cell table:style-name="ce7" office:value-type="string" calcext:value-type="string">
            <text:p>Servicios específicos para la CHAP</text:p>
          </table:table-cell>
          <table:table-cell table:style-name="ce7" office:value-type="string" calcext:value-type="string">
            <text:p>Aplicaciones del puesto de trabajo</text:p>
          </table:table-cell>
          <table:table-cell table:style-name="ce7" office:value-type="string" calcext:value-type="string">
            <text:p>Sin determinar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Soporte en el uso de aplicaciones (sólo DDPP)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Cámaras de la guardería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Carpetas de red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Consumibles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Correo electrónico – Sin determinar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Equipamiento informático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Gestión Documental (Alfresco) - Accesos y Permisos</text:p>
          </table:table-cell>
          <table:table-cell table:style-name="ce7" office:value-type="string" calcext:value-type="string">
            <text:p>Alta de usuario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Grupo de usuari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Gestión Documental (Alfresco) – Espacios o Sitios</text:p>
          </table:table-cell>
          <table:table-cell table:style-name="ce7" office:value-type="string" calcext:value-type="string">
            <text:p>Cre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Elimin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odifica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gl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Gestión Documental (Alfresco) – Instancia para aplicación</text:p>
          </table:table-cell>
          <table:table-cell table:style-name="ce7" office:value-type="string" calcext:value-type="string">
            <text:p>Cre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Elimina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Modificación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Gestión Documental (Alfresco) – Metadatos</text:p>
          </table:table-cell>
          <table:table-cell table:style-name="ce7" office:value-type="string" calcext:value-type="string">
            <text:p>Cre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Elimina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Modificación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Gestión Documental (Alfresco) – Otro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Impresoras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Internet desde teléfono o portátil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Ordenador personal (PC)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Periféricos y accesorios informáticos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Red (cuentas de usuario)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number-columns-repeated="2"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Telefonía <text:s text:c="2"/>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Telefonía fija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/>
          <table:table-cell table:style-name="ce9"/>
          <table:table-cell table:style-name="ce10" office:value-type="string" calcext:value-type="string">
            <text:p>Telefonía móvil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/>
          <table:table-cell table:style-name="ce7" office:value-type="string" calcext:value-type="string">
            <text:p>SI Administración Electrónica</text:p>
          </table:table-cell>
          <table:table-cell table:style-name="ce10" office:value-type="string" calcext:value-type="string">
            <text:p>Certificados digitales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Compuls@</text:p>
          </table:table-cell>
          <table:table-cell table:style-name="ce7" office:value-type="string" calcext:value-type="string">
            <text:p>Acceso / autentic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Firma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Otr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Plataforma @ries</text:p>
          </table:table-cell>
          <table:table-cell table:style-name="ce7" office:value-type="string" calcext:value-type="string">
            <text:p>Desbloqueo de administrador delegado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Desbloqueo de usuari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blemas con la impresión del sell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blemas de acceso a la aplic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blemas de configuración de la impresor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blemas de configuración del escán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blemas en la Distribución de la document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blemas en la Recepción de la document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porcionar nueva contraseña a usuario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oporcionar nueva contraseña para Administrador delegado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Plataforma de Sustitución de Certificados en Soporte Papel</text:p>
          </table:table-cell>
          <table:table-cell table:style-name="ce10" office:value-type="string" calcext:value-type="string">
            <text:p>Problemática de accesos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Plataforma Notific@</text:p>
          </table:table-cell>
          <table:table-cell table:style-name="ce7" office:value-type="string" calcext:value-type="string">
            <text:p>Acceso / autentic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alta / baj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rm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ificacione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Otr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Port@firmas</text:p>
          </table:table-cell>
          <table:table-cell table:style-name="ce7" office:value-type="string" calcext:value-type="string">
            <text:p>Acceso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Autenticación / firma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Document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Portal de Administración Electrónica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Sistema de Presentación Electrónica General</text:p>
          </table:table-cell>
          <table:table-cell table:style-name="ce7" office:value-type="string" calcext:value-type="string">
            <text:p>Errores de conex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Problemas al adjuntar document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blemas relacionados con el hardware de su equipo</text:p>
          </table:table-cell>
          <table:table-cell/>
        </table:table-row>
        <table:table-row table:style-name="ro1">
          <table:table-cell/>
          <table:table-cell table:style-name="ce9" table:number-columns-repeated="2"/>
          <table:table-cell table:style-name="ce9" office:value-type="string" calcext:value-type="string">
            <text:p>Problemas relacionados con el software de su equipo</text:p>
          </table:table-cell>
          <table:table-cell table:style-name="ce16"/>
        </table:table-row>
        <table:table-row table:style-name="ro1">
          <table:table-cell/>
          <table:table-cell table:style-name="ce7" office:value-type="string" calcext:value-type="string">
            <text:p>SI Análisis y Explotación de Datos</text:p>
          </table:table-cell>
          <table:table-cell table:style-name="ce7" office:value-type="string" calcext:value-type="string">
            <text:p>Accesos y Permisos</text:p>
          </table:table-cell>
          <table:table-cell table:style-name="ce7" office:value-type="string" calcext:value-type="string">
            <text:p>Acceso a estadística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Alta de usuari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Baja de usuari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Explotación de datos CIYAT</text:p>
          </table:table-cell>
          <table:table-cell table:style-name="ce7" office:value-type="string" calcext:value-type="string">
            <text:p>Carga de datos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Mantenimiento evolutivo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Explotación de datos Contratación</text:p>
          </table:table-cell>
          <table:table-cell table:style-name="ce7" office:value-type="string" calcext:value-type="string">
            <text:p>Carga de dat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Mantenimiento correctiv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tenimiento evolutivo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Nueva funcionalidad-desarrollo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Explotación de datos de Otros Sistemas</text:p>
          </table:table-cell>
          <table:table-cell table:style-name="ce7" office:value-type="string" calcext:value-type="string">
            <text:p>Carga de dat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Mantenimiento correctiv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tenimiento evolutivo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Nueva funcionalidad-desarrollo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Explotación de datos JUPITER</text:p>
          </table:table-cell>
          <table:table-cell table:style-name="ce7" office:value-type="string" calcext:value-type="string">
            <text:p>Carga de dat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Mantenimiento correctiv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tenimiento evolutivo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Nueva funcionalidad-desarrollo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Explotación de datos SUR</text:p>
          </table:table-cell>
          <table:table-cell table:style-name="ce7" office:value-type="string" calcext:value-type="string">
            <text:p>Carga de dat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Mantenimiento correctiv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tenimiento evolutivo</text:p>
          </table:table-cell>
          <table:table-cell/>
        </table:table-row>
        <table:table-row table:style-name="ro1">
          <table:table-cell/>
          <table:table-cell table:style-name="ce9" table:number-columns-repeated="2"/>
          <table:table-cell table:style-name="ce9" office:value-type="string" calcext:value-type="string">
            <text:p>Nueva funcionalidad-desarrollo</text:p>
          </table:table-cell>
          <table:table-cell table:style-name="ce16"/>
        </table:table-row>
        <table:table-row table:style-name="ro1">
          <table:table-cell/>
          <table:table-cell table:style-name="ce7" office:value-type="string" calcext:value-type="string">
            <text:p>SI ERIS-G3 (Planificación y Gestión de la Contratación Administrativa)</text:p>
          </table:table-cell>
          <table:table-cell table:style-name="ce7" office:value-type="string" calcext:value-type="string">
            <text:p>Actuaciones Programadas</text:p>
          </table:table-cell>
          <table:table-cell table:style-name="ce7" office:value-type="string" calcext:value-type="string">
            <text:p>Otros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arada servicio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Catálogo de Bienes Homologados (CBBHH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Gestor de Expedientes de Contratación (GEC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Plataforma de Contratación / Perfil de Contratante (PdC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Portal de Fiscalización (PdF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Registro de Contratos (RC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Registro de Licitadores (RL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/>
          <table:table-cell table:style-name="ce9"/>
          <table:table-cell table:style-name="ce10" office:value-type="string" calcext:value-type="string">
            <text:p>Tribunal Administrativo de Recursos Contractuales (TARCJA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/>
          <table:table-cell table:style-name="ce7" office:value-type="string" calcext:value-type="string">
            <text:p>SI GIRO (Gestión Integrada de Recursos Organizativos)</text:p>
          </table:table-cell>
          <table:table-cell table:style-name="ce7" office:value-type="string" calcext:value-type="string">
            <text:p>Activos Fijos- Contabilidad Patrimonial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Activos Fijos- Inventario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Ayudas y Subvencione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Central de Información - EEII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Elaboración del Presupuesto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Extrapresupuestaria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Financiación Afectada - FCI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Financiación Afectada - Fondos Europeo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Financiación Afectada - Subv Finalista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Finanza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Firma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Gasto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Gastos - Bandeja de entrada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Gestión de usuarios - Alta de usuario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Gestión de usuarios - Desbloqueo y contraseña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Gestión de usuarios - Permiso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Impresión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Ingreso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Interoperabilidad Funcional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Interoperabilidad Sistema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Modificación de Presupuesto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Oficina Virtual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Organización de Curso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Recepción de Inversione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Registro de Contrato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Registro de Facturas y Fondo Órgano Gestor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Registro de Licitadore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AP BW Ejecución Presupuestaria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oporte al Puesto de trabajo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Tercero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Tesorería - Calendario de Pago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Tesorería - Ordenación de Pago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Tesorería - Otro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/>
          <table:table-cell table:style-name="ce9" table:number-columns-repeated="2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/>
          <table:table-cell table:style-name="ce7" office:value-type="string" calcext:value-type="string">
            <text:p>SI JUPITER (Gestión Presupuestaria, Contable y Tesorera)</text:p>
          </table:table-cell>
          <table:table-cell table:style-name="ce7" office:value-type="string" calcext:value-type="string">
            <text:p>Accesos y Permisos</text:p>
          </table:table-cell>
          <table:table-cell table:style-name="ce7" office:value-type="string" calcext:value-type="string">
            <text:p>Contraseñas/Sincla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Error de acces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stión de Permis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Solicitudes/Usuari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Actuaciones Programadas</text:p>
          </table:table-cell>
          <table:table-cell table:style-name="ce10" office:value-type="string" calcext:value-type="string">
            <text:p>Parada servicio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Alk@nzíA</text:p>
          </table:table-cell>
          <table:table-cell table:style-name="ce7" office:value-type="string" calcext:value-type="string">
            <text:p>Calendario de Pag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Gestión de Cuentas Bancarias y Extract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stión de Pag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stión de Retencion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stión de Retrocesion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rupos de Pag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lan de Tesorerí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sición de Tesorería y Contable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osición del Sector Público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Ayudas y Subvencione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Banco de Proyecto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Cuentas autorizada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Cumplimiento de programa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Desarrollo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EDITRAN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Elaboración y Edición del Presupuesto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EUROFON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Fondos con Financiación Afectada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Fondos de Compensación Interterritorial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Fondos del Órgano Gestor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Gasto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Importación/Exportación de ficheros secuenciale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Impresión y listado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Indicadores de FFEE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Ingreso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Inventario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Justificacione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Maqueta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MIEP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Modificaciones Presupuestaria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Normas de Vinculación, propietarios, etc...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Oficina Virtual para Gastos y Pagos</text:p>
          </table:table-cell>
          <table:table-cell table:style-name="ce7" office:value-type="string" calcext:value-type="string">
            <text:p>Fondo de Liquidez Autonómica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ago a Proveedore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Operaciones Extrapresupuestaria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Operaciones Presupuestarias (PALAS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Pasarela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Portal JUPITER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Proyecto de Inversión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Recepción de Inversione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Retenciones Judiciale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Seguimiento de los códigos de financiación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Sieja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Sin determinar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Subvenciones Finalista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Tercero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Tesorería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/>
          <table:table-cell table:style-name="ce9"/>
          <table:table-cell table:style-name="ce10" office:value-type="string" calcext:value-type="string">
            <text:p>Traspaso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/>
          <table:table-cell table:style-name="ce7" office:value-type="string" calcext:value-type="string">
            <text:p>SI Más Sistemas de Información</text:p>
          </table:table-cell>
          <table:table-cell table:style-name="ce10" office:value-type="string" calcext:value-type="string">
            <text:p>Accesos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Alta de tarjetas de personal para delegaciones provinciales (TFE DP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Alta de tarjetas de personal servicios centrales (TFE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Base de Datos de Expedientes del Servicio de Patrimonio Inmobiliario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BOJA – ARE (Aplicación de Remisión Electrónica)</text:p>
          </table:table-cell>
          <table:table-cell table:style-name="ce7" office:value-type="string" calcext:value-type="string">
            <text:p>Autenticación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Firma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BOJA – Generación y Publicación del BOJA Electrónico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BOJA – Otros procedimientos de Remisión Electrónica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BOJA – Portal BOJA</text:p>
          </table:table-cell>
          <table:table-cell table:style-name="ce7" office:value-type="string" calcext:value-type="string">
            <text:p>Acceso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Boletin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tenid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Navegación portal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BOJA – Remisión en Soporte Papel</text:p>
          </table:table-cell>
          <table:table-cell table:style-name="ce10" office:value-type="string" calcext:value-type="string">
            <text:p>Acceso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Cambio de contraseñas vía web (GENCLAWEB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Campaña Renta – Problema de conexión</text:p>
          </table:table-cell>
          <table:table-cell table:style-name="ce7" office:value-type="string" calcext:value-type="string">
            <text:p>Delegación Provincial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Gestión de sesione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Oficina Liquidadora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CEIS ( Centro de Información y Servicios) <text:s/>- Subsistema Ciudadanía - IGA-JdA (Siebel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CEIS ( Centro de Información y Servicios) <text:s/>- Subsistema Ciudadanía - INFOV (Siebel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CEIS ( Centro de Información y Servicios) <text:s/>- Subsistema Ciudadanía – CIYAT (Herramienta Analítica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CEIS ( Centro de Información y Servicios) <text:s/>- Subsistema Ciudadanía – CIYAT (Siebel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CEIS ( Centro de Información y Servicios) <text:s/>- Subsistema Ciudadanía – IGA-JdA (Herramienta Analítica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CEIS ( Centro de Información y Servicios) <text:s/>- Subsistema Ciudadanía- CONSUMO R (Siebel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CEIS ( Centro de Información y Servicios) <text:s/>- Subsistema Ciudadanía- SIAC (Siebel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CEIS ( Centro de Información y Servicios) <text:s/>- Subsistema Soporte - CEIS (Siebel)</text:p>
          </table:table-cell>
          <table:table-cell table:style-name="ce7" office:value-type="string" calcext:value-type="string">
            <text:p>Integración con Gestores de tarea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Integración con HP-SM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No aplica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CEIS ( Centro de Información y Servicios) <text:s/>- Subsistema Soporte – CEIS (Herramienta Analítica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Control horario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Creación de incidentes de seguridad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DG Relaciones Financieras con las CCLLs</text:p>
          </table:table-cell>
          <table:table-cell table:style-name="ce7" office:value-type="string" calcext:value-type="string">
            <text:p>Cuestiones Generales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ATRICA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Factura Electrónica – Aplicación PUEF</text:p>
          </table:table-cell>
          <table:table-cell table:style-name="ce7" office:value-type="string" calcext:value-type="string">
            <text:p>Cliente de firma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Directori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sponibilida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ctur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terconex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vegación aplicativo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positorio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Firma de certificados de cursos (CERTIFCURSOS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Gestión de base de datos jurídica para letrado de Viceconsejería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Gestión de Colas (sólo DDPP)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Gestión de recursos y tareas (GRETA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Gestión de sentencia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Gestión de teléfonos (SGTel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Gestión del registro de expediente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Gestión del registro de órdenes de subvencione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Herramienta <text:s/>de ayuda al sistema contable SEC</text:p>
          </table:table-cell>
          <table:table-cell table:style-name="ce7" office:value-type="string" calcext:value-type="string">
            <text:p>Informe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avegación por la aplic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oblemática de acces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Herramienta de seguimiento de tarea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Indicadores económicos (INPLEA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INFOCOR</text:p>
          </table:table-cell>
          <table:table-cell table:style-name="ce10" office:value-type="string" calcext:value-type="string">
            <text:p>Accesos y permisos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Inspección Gral. de Servicios – Libro de Sugerencias y Reclamaciones</text:p>
          </table:table-cell>
          <table:table-cell table:style-name="ce7" office:value-type="string" calcext:value-type="string">
            <text:p>Acceso / autentic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Firm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Uso inadecuado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Inspección Gral. de Servicios – Plataforma RDAC</text:p>
          </table:table-cell>
          <table:table-cell table:style-name="ce7" office:value-type="string" calcext:value-type="string">
            <text:p>Acceso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Autentic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rma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Otr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Leyes y Reglamento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Listín telefónico de la intranet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Mantenimiento del procedimiento contencioso administrativo (JCA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Mensajes a móviles para altos cargos (MENMO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Otro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Plan Ajuste Entidades Instrumentales Sector Público Andaluz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Plan de mantenimiento de impresoras, gastos, consumible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Preguntas Parlamentaria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Sincronización de contraseñas (SINCLA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Sistema de información de corporaciones locales <text:s/>(SICL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Sistemas de Gestión Inteligente de Colas.QMATIC (DDPP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Sistemas de Información en DDPP/CCTT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/>
          <table:table-cell table:style-name="ce9"/>
          <table:table-cell table:style-name="ce10" office:value-type="string" calcext:value-type="string">
            <text:p>SRIPD</text:p>
          </table:table-cell>
          <table:table-cell table:style-name="ce10" office:value-type="string" calcext:value-type="string">
            <text:p>Acceso y Permisos</text:p>
          </table:table-cell>
          <table:table-cell table:style-name="ce17"/>
        </table:table-row>
        <table:table-row table:style-name="ro1">
          <table:table-cell/>
          <table:table-cell table:style-name="ce7" office:value-type="string" calcext:value-type="string">
            <text:p>SI SIRhUS (Gestión Integrada de Recursos Humanos)</text:p>
          </table:table-cell>
          <table:table-cell table:style-name="ce10" office:value-type="string" calcext:value-type="string">
            <text:p>Accesos y Permisos</text:p>
          </table:table-cell>
          <table:table-cell table:style-name="ce10" office:value-type="string" calcext:value-type="string">
            <text:p>Fallos conexión</text:p>
          </table:table-cell>
          <table:table-cell table:style-name="ce17"/>
        </table:table-row>
        <table:table-row table:style-name="ro1">
          <table:table-cell table:number-columns-repeated="2"/>
          <table:table-cell table:number-columns-repeated="2" table:style-name="ce7" office:value-type="string" calcext:value-type="string">
            <text:p>Acción social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Otr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Administración/Acceso al sistema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Administración/Autenticación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Puestos de trabajo</text:p>
          </table:table-cell>
          <table:table-cell table:style-name="ce7" office:value-type="string" calcext:value-type="string">
            <text:p>Otr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Propuesta de Modificación de Puestos Tip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puestas de Doble Dotación Presupuestari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puestas de Dot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puestas de Dotación Puestos Bas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puestas de Modificación de E.O.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opuestas de Modificación de R.P.T.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Selección y Provisión</text:p>
          </table:table-cell>
          <table:table-cell table:style-name="ce10" office:value-type="string" calcext:value-type="string">
            <text:p>Subida/bajada ficheros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Selección y provisión/Bolsa de Trabajo</text:p>
          </table:table-cell>
          <table:table-cell table:style-name="ce7" office:value-type="string" calcext:value-type="string">
            <text:p>Definición y Gest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Incidencias Llamamient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Otr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elección y provisión/Generación de Contratos / Clausulas</text:p>
          </table:table-cell>
          <table:table-cell table:style-name="ce7" office:value-type="string" calcext:value-type="string">
            <text:p>Concursos Acceso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ncursos Promo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jecución Sentenci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stión Usuari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Otr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elección y provisión/Procesos Selectivos</text:p>
          </table:table-cell>
          <table:table-cell table:style-name="ce7" office:value-type="string" calcext:value-type="string">
            <text:p>Acceso / promocione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solución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elección y provisión/Provisión de Puestos</text:p>
          </table:table-cell>
          <table:table-cell table:style-name="ce7" office:value-type="string" calcext:value-type="string">
            <text:p>Otr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Provisión de Puestos (concursos)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solución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ituaciones de personal/Elecciones sindicales</text:p>
          </table:table-cell>
          <table:table-cell table:style-name="ce7" office:value-type="string" calcext:value-type="string">
            <text:p>Elecciones sindicales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Otr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ituaciones de personal/Gestión de Actos Administrativos</text:p>
          </table:table-cell>
          <table:table-cell table:style-name="ce7" office:value-type="string" calcext:value-type="string">
            <text:p>01-Nombramiento / Contrato / Alta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02-Asignación / Poses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3-Titul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4-Cambio de Situ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5-Autorización Función Púb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6-Reconoc. Complem. Gratif <text:s/>y Der. Econ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7-Formación ofici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8-Grado Consolidad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9-Reconocimiento de men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0-Prolongación del Servicio Activ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1-Baja Definitiv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2-Reconocimiento de cátedr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3-Permis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4-Cese en puesto de trabaj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5-Public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6-Reconocimiento de Antigüeda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8-Reconocimiento de Servicios Previ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9-Reconocimiento de otra Especialida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0-Inscripción Sanción Disciplinari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1-Sanción tras Expte. Disciplinari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2-Compatibilidad Genér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3-Compatibilidad Específ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4-Permut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5-Rec. Nivel Alto Cargo y Parlamentari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6-Reingreso al Servicio Activ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7-Traslado-Reasign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8-Resolución Asignación Plazas Ofertad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9-Variación datos Afili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0-Variación de Datos Personal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1-Recon. Antigüedad no resolutori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2-Alta / Posesión / Cese / Cambio Situ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3-Autoriz. Nombramiento / Contrat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4-Autoriz. Jornadas Especial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5-Aut. Prórroga contrato / Nombramient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6-Reserva de Puest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7-Pérdida de la reserva del Puesto de Trabaj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8-Formación no ofici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9-Impartición docencia en org. Ofici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0-Inscripción margin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7-Plus de Person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9-Licencia por Maternidad no S.S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75-Reducción de jornad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81-Permiso no retribuid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83-Maternidad / Paternida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84-Permiso retribuid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86-Datos admin. Anteriores al R.G.P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94-Actividad a compatibiliz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2-Nombramiento de Encarg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5-Tít. Extranj. Educ. Sup. Homologad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6-Asignación económ. Ex-Altos Carg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7-Guardi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8-Variación de domicili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9-Impartición docencia en org. No Oficial</text:p>
          </table:table-cell>
          <table:table-cell/>
        </table:table-row>
        <table:table-row table:style-name="ro1">
          <table:table-cell/>
          <table:table-cell table:style-name="ce9" table:number-columns-repeated="2"/>
          <table:table-cell table:style-name="ce9" office:value-type="string" calcext:value-type="string">
            <text:p>Otros</text:p>
          </table:table-cell>
          <table:table-cell table:style-name="ce16"/>
        </table:table-row>
        <table:table-row table:style-name="ro1">
          <table:table-cell/>
          <table:table-cell table:style-name="ce7" office:value-type="string" calcext:value-type="string">
            <text:p>SI SUR (Gestión Tributaria)</text:p>
          </table:table-cell>
          <table:table-cell table:style-name="ce7" office:value-type="string" calcext:value-type="string">
            <text:p>Accesos y Permisos</text:p>
          </table:table-cell>
          <table:table-cell table:style-name="ce7" office:value-type="string" calcext:value-type="string">
            <text:p>Código de Usuario SUR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Gestión de Usuari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Otras consult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Actuaciones Programadas</text:p>
          </table:table-cell>
          <table:table-cell table:style-name="ce7" office:value-type="string" calcext:value-type="string">
            <text:p>Otros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arada servicio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Clientes</text:p>
          </table:table-cell>
          <table:table-cell table:style-name="ce7" office:value-type="string" calcext:value-type="string">
            <text:p>Autorización Caucional Vehícul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nsulta y Mantenimiento de Client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ulta y Mantenimiento de NIF Provisionale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presentante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Herramienta de seguimiento de tarea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Mantenimiento de la Información</text:p>
          </table:table-cell>
          <table:table-cell table:style-name="ce7" office:value-type="string" calcext:value-type="string">
            <text:p>Histórico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Mantenimiento de Tablas SUR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Mantenimiento de tablas territoriale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Oficina Virtual CHAP (Tesorería)</text:p>
          </table:table-cell>
          <table:table-cell table:style-name="ce7" office:value-type="string" calcext:value-type="string">
            <text:p>Fianzas de arrendamiento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Ingresos Extrapresupuestari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quisit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sguardo Depósito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sguardo Garantía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Oficina Virtual Tributaria y de Recaudación</text:p>
          </table:table-cell>
          <table:table-cell table:style-name="ce7" office:value-type="string" calcext:value-type="string">
            <text:p>Actuaciones en representación de tercer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anon de mejora de infraestructuras hidráulicas de depuración de interés de la Comunidad Autónom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fección Modelo 600 Web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scarga de programas de ayud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nvío y recepción de información telemática (fichas, índices fiscales, escrituras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mpuesto sobre las bolsas de plástico de un solo uso en Andalucí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mpuesto sobre los depósitos de clientes en las Entidades de Crédito en Andalucí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mpuesto sobre sucesiones y donacion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mpuestos ecológicos - Aguas Litoral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mpuestos ecológicos - Emisión de Gas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mpuestos ecológicos - Residuos Peligro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mpuestos ecológicos - Residuos Radiactiv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gresos Extrapresupuestari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tros ITP y AJ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ctificación de autoliquid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cursos de reposición (Previo a la vía Económico-Administrativa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quisit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licitud de devolución de ingre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licitud de información, certificados y etiquetas fiscal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licitud de suspensión automática del acto recurrid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licitudes a aplazamiento y fraccionamiento de deud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URPAC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asas y precios públic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Tributos y Tasas sobre el juego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Plataforma de Pago de la Junta de Andalucía</text:p>
          </table:table-cell>
          <table:table-cell table:style-name="ce7" office:value-type="string" calcext:value-type="string">
            <text:p>Acces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Diligenci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rror en Firm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rror en Pag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rror Técnico en Pag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rror Técnico en Present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mportación de Ficher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quisit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Contabilidad auxiliar e ingresos con financiación afectada</text:p>
          </table:table-cell>
          <table:table-cell table:style-name="ce7" office:value-type="string" calcext:value-type="string">
            <text:p>Aplicación de ingres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ierre ejercici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uadre aplicaciones presupuestari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uadre cuentas extrapresupuestari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uenta de Tributos Cedid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inición de operaciones contabl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voluciones de ingre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ntrada manual en formaliz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neración apuntes Contabl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form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tercambio de información SUR - JUPIT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quetas contabl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peraciones contables de rectific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rametrización contab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rametrización intercambio información con Júpit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rametrización por código territorial / modelo / concept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ctificación de código territorial y/o concepto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lación de deudore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Control de Calidad de Documentos</text:p>
          </table:table-cell>
          <table:table-cell table:style-name="ce7" office:value-type="string" calcext:value-type="string">
            <text:p>Captura y mantenimiento de documentos y casilla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Definición de modelos-versiones y casillas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stión de documentos duplicad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stión tablas auxiliares del subsistem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formes y consult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ctificación y borrado de document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Validaciones y Correspondenci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Entrada/Salida Información</text:p>
          </table:table-cell>
          <table:table-cell table:style-name="ce7" office:value-type="string" calcext:value-type="string">
            <text:p>Carga y control del censo de Notarios (CGN)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atastr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feccion modelos web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trucción e impresión de documentos de salid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ligencias Presentaciones Telemátic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ntrada/Salida Inform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quidaciones externas vencida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lación de liquidaciones vencidas y no ingresad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Firma Documentos Salida</text:p>
          </table:table-cell>
          <table:table-cell table:style-name="ce7" office:value-type="string" calcext:value-type="string">
            <text:p>Generación de Document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Mantenimiento de Firma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lataforma de Firma Electrónica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Gestión de Expedientes y Circuitos Administrativos</text:p>
          </table:table-cell>
          <table:table-cell table:style-name="ce7" office:value-type="string" calcext:value-type="string">
            <text:p>Aplazamientos / Fraccionamient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Archiv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ultas e Informes de expedient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ultas expedientes telemátic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volución de ingre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volución de ingresos de órganos gestor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stadísticas de expedient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erramientas de tramit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mpuesto de transmisiones y actos jurídicos doc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mpuesto sobre sucesiones y donacion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tros procedimientos administrativ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cedimiento compensación de deud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cedimiento sancionado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cedimientos de inspec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cesos concursal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untos de conex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cursos de reposi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utas de circuit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Herramienta de Liquidación</text:p>
          </table:table-cell>
          <table:table-cell table:style-name="ce7" office:value-type="string" calcext:value-type="string">
            <text:p>Construcción e impresión de liquidacione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Definición de fórmulas, parámetros y plantillas de salid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ocumentos de ingreso asociados a liquidacion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neración liquidaciones de JUEGO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neración liquidaciones para la CEH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terfaz con la Web.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Liquidaciones del S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Honorarios Oficinas Liquidadoras</text:p>
          </table:table-cell>
          <table:table-cell table:style-name="ce7" office:value-type="string" calcext:value-type="string">
            <text:p>Honorarios de documentos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agos de honorarios y Regularización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Impuestos Ecológicos</text:p>
          </table:table-cell>
          <table:table-cell table:style-name="ce7" office:value-type="string" calcext:value-type="string">
            <text:p>Censo de autorizacione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Impuesto sobre residuos peligro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mpuesto sobre residuos radiactiv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guimiento económico (devengos, periodos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ramitación de expedientes de imp. Ecológic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Validaciones de documentos de imp. Ecológic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Inspección</text:p>
          </table:table-cell>
          <table:table-cell table:style-name="ce7" office:value-type="string" calcext:value-type="string">
            <text:p>Carga y control del Plan Anual de Inspec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nsulta protocolos de Notari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ruces notariales y de fallecid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stión de Autoridades Ordenante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cepción y control de Índices Fiscale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Subsistema Integración Órganos Gestores</text:p>
          </table:table-cell>
          <table:table-cell table:style-name="ce10" office:value-type="string" calcext:value-type="string">
            <text:p>Servicios WEB de generación, comunicación e información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Notificaciones</text:p>
          </table:table-cell>
          <table:table-cell table:style-name="ce7" office:value-type="string" calcext:value-type="string">
            <text:p>Apertura expediente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ierre/reapertura de expedient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mparecenci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omicili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nvíos: Acuses de recib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nvíos: Envío/recepción de ficheros con Corre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nvíos: Gestión de enví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nvíos: Modificaciones de resultad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cidencias de notific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serción fecha de notific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ificación mediante relacion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ublicación BOJA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cepción de expediente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Recaudación Ejecutiva</text:p>
          </table:table-cell>
          <table:table-cell table:style-name="ce7" office:value-type="string" calcext:value-type="string">
            <text:p>Certificado de deuda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municación de Incidencias a AEA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municación de Incidencias a Diputacion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udores inapremiabl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ctado y mantenimiento de providencias de apremi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stadísticas de Recaud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quidaciones externas vencid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ificación de providencias de apremi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lación de liquidaciones vencidas y no ingresad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laciones de liquidaciones apremiadas de AEA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laciones de liquidaciones apremiadas de Diputacion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sultado Gestión de Cobros de AEA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sultado Gestión de Cobros de Diputacione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Solicitud de listados específic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Seguimiento de Deuda</text:p>
          </table:table-cell>
          <table:table-cell table:style-name="ce7" office:value-type="string" calcext:value-type="string">
            <text:p>Actualización de datos de incidencia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Asociación y disociación de 0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rrado de incidenci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rtificados de ingresos y no devolu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rtificados de present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neración masiva de incidenci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neración masiva de incidencias del S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mputación de ingre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formes de liquidacion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formes de liquidaciones del S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serción de incidenci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rametrización de incidenci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aplicación de los ingre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licitud de listados específic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Tratamiento específico de liquidaciones del S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Tasa Fiscal sobre el Juego</text:p>
          </table:table-cell>
          <table:table-cell table:style-name="ce7" office:value-type="string" calcext:value-type="string">
            <text:p>Bingos: Otr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Bingos: Validación de document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rtificad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áquinas: Cens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áquinas: Liquidacion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áquinas: Liquidaciones provisionales y M1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áquinas: Otr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Máquinas: Seguimiento económico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Tesorería - Gestión de Entidades Colaboradoras</text:p>
          </table:table-cell>
          <table:table-cell table:style-name="ce7" office:value-type="string" calcext:value-type="string">
            <text:p>Control y recepción documentos recaudación tributaria (Editran)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uadre con transferenci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uentas autorizad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ntidades Financieras y Sucursal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gresos direct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iodicidade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ctificación de ingresos en formalización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Tesorería - Gestión de Expedientes</text:p>
          </table:table-cell>
          <table:table-cell table:style-name="ce7" office:value-type="string" calcext:value-type="string">
            <text:p>Apertura de Expediente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rrección Presentaciones Telemátic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pósitos de garantías metálicos/no metálic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volución de ingre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volución de transferenci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anzas de arrendamient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odificación de Expedientes y Rectificación de enví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Tramitación Excepcional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Valoración de Bienes y Derechos</text:p>
          </table:table-cell>
          <table:table-cell table:style-name="ce7" office:value-type="string" calcext:value-type="string">
            <text:p>Doc. De motivación de valoración (039)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Informe vinculante de valoración (I01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tenimiento de bien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edios de transport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ramitación de valoraciones extern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ramitación de valoraciones intern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alor catastr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alor mínimo a declarar</text:p>
          </table:table-cell>
          <table:table-cell/>
        </table:table-row>
        <table:table-row table:style-name="ro1">
          <table:table-cell/>
          <table:table-cell table:style-name="ce9" table:number-columns-repeated="2"/>
          <table:table-cell table:style-name="ce9" office:value-type="string" calcext:value-type="string">
            <text:p>Valoración por precios medios</text:p>
          </table:table-cell>
          <table:table-cell table:style-name="ce16"/>
        </table:table-row>
        <table:table-row table:style-name="ro1">
          <table:table-cell/>
          <table:table-cell table:style-name="ce7" office:value-type="string" calcext:value-type="string">
            <text:p>(vacío)</text:p>
          </table:table-cell>
          <table:table-cell table:style-name="ce7" office:value-type="string" calcext:value-type="string">
            <text:p>Intranet/Extranet de la Consejería de Hacienda y Administración Pública</text:p>
          </table:table-cell>
          <table:table-cell table:style-name="ce7" office:value-type="string" calcext:value-type="string">
            <text:p>Contenidos</text:p>
          </table:table-cell>
          <table:table-cell table:style-name="ce14"/>
        </table:table-row>
        <table:table-row table:style-name="ro1">
          <table:table-cell table:style-name="ce4"/>
          <table:table-cell table:style-name="ce9" table:number-columns-repeated="2"/>
          <table:table-cell table:style-name="ce9" office:value-type="string" calcext:value-type="string">
            <text:p>Errores Técnicos</text:p>
          </table:table-cell>
          <table:table-cell table:style-name="ce16"/>
        </table:table-row>
        <table:table-row table:style-name="ro1">
          <table:table-cell table:style-name="ce2" office:value-type="string" calcext:value-type="string">
            <text:p>Petición</text:p>
          </table:table-cell>
          <table:table-cell table:style-name="ce7" office:value-type="string" calcext:value-type="string">
            <text:p>Accesos al y desde el exterior de la Consejería e Internet</text:p>
          </table:table-cell>
          <table:table-cell table:style-name="ce7" office:value-type="string" calcext:value-type="string">
            <text:p>Acceso desde el exterior a recursos de la Consejería</text:p>
          </table:table-cell>
          <table:table-cell table:style-name="ce7" office:value-type="string" calcext:value-type="string">
            <text:p>Acceso externo a recursos de red locale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Acceso externo a servicios de la Consejería publicados internament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cceso externo al escritorio virtu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cceso externo al ordenador personal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Sin determinar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Acceso desde la Consejería a otros organismos/organizaciones</text:p>
          </table:table-cell>
          <table:table-cell table:style-name="ce7" office:value-type="string" calcext:value-type="string">
            <text:p>Banco de España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Empres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inisterio de Administraciones Públicas (red SARA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rlament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uter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Sin determinar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Accesos a Internet</text:p>
          </table:table-cell>
          <table:table-cell table:style-name="ce7" office:value-type="string" calcext:value-type="string">
            <text:p>Acceso libre a Internet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Acceso total (AACC) a Interne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clusión sitio web a lista de sitios permitidos</text:p>
          </table:table-cell>
          <table:table-cell/>
        </table:table-row>
        <table:table-row table:style-name="ro1">
          <table:table-cell/>
          <table:table-cell table:style-name="ce9" table:number-columns-repeated="2"/>
          <table:table-cell table:style-name="ce9" office:value-type="string" calcext:value-type="string">
            <text:p>Sin determinar</text:p>
          </table:table-cell>
          <table:table-cell table:style-name="ce16"/>
        </table:table-row>
        <table:table-row table:style-name="ro1">
          <table:table-cell/>
          <table:table-cell table:style-name="ce10" office:value-type="string" calcext:value-type="string">
            <text:p>Otros Servicios</text:p>
          </table:table-cell>
          <table:table-cell table:number-columns-repeated="2"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/>
          <table:table-cell table:style-name="ce7" office:value-type="string" calcext:value-type="string">
            <text:p>Portales y páginas web</text:p>
          </table:table-cell>
          <table:table-cell table:style-name="ce10" office:value-type="string" calcext:value-type="string">
            <text:p>Extranet de la Consejería de Hacienda y Administración Pública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Intranet de la Consejería de Hacienda y Administración Pública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Oficina Virtual de la Consejería de Hacienda y Administración Pública</text:p>
          </table:table-cell>
          <table:table-cell table:style-name="ce10" office:value-type="string" calcext:value-type="string">
            <text:p>Contenidos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Otros portales y páginas web </text:p>
          </table:table-cell>
          <table:table-cell table:style-name="ce10" office:value-type="string" calcext:value-type="string">
            <text:p>Contenidos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Portal Agencia Tributaria de Andalucia</text:p>
          </table:table-cell>
          <table:table-cell table:style-name="ce10" office:value-type="string" calcext:value-type="string">
            <text:p>Contenidos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Portal de Atención a la Ciudadanía / CLARA</text:p>
          </table:table-cell>
          <table:table-cell table:style-name="ce10" office:value-type="string" calcext:value-type="string">
            <text:p>Contenidos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Portal de la Consejería de Hacienda y Administración Pública</text:p>
          </table:table-cell>
          <table:table-cell table:style-name="ce7" office:value-type="string" calcext:value-type="string">
            <text:p>Contenidos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Sin determinar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Portal de la Junta de Andalucía</text:p>
          </table:table-cell>
          <table:table-cell table:style-name="ce7" office:value-type="string" calcext:value-type="string">
            <text:p>Contenid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Tecnología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Web del Empleado Público</text:p>
          </table:table-cell>
          <table:table-cell table:style-name="ce7" office:value-type="string" calcext:value-type="string">
            <text:p>Acceso y Permis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nsulta de Trámit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atos "Hoja acreditación de datos"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stacad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rror en la págin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formación de Contenid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ómin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ici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ublicación de permut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rvicios al Emplead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licitudes y Formulari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ramitación de Actos Administrativos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ramitación Electrónica Concurso de Mérit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ramitación Electrónica de Acción Social</text:p>
          </table:table-cell>
          <table:table-cell/>
        </table:table-row>
        <table:table-row table:style-name="ro1">
          <table:table-cell/>
          <table:table-cell table:style-name="ce9" table:number-columns-repeated="2"/>
          <table:table-cell table:style-name="ce9" office:value-type="string" calcext:value-type="string">
            <text:p>Tramitación Electrónica de Procesos Selectivos</text:p>
          </table:table-cell>
          <table:table-cell table:style-name="ce16"/>
        </table:table-row>
        <table:table-row table:style-name="ro1">
          <table:table-cell/>
          <table:table-cell table:style-name="ce7" office:value-type="string" calcext:value-type="string">
            <text:p>Préstamo de salas y recursos</text:p>
          </table:table-cell>
          <table:table-cell table:style-name="ce10" office:value-type="string" calcext:value-type="string">
            <text:p>Escáner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Grabadora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Impresora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Lector de tarjeta criptográfica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Licencia de software avanzado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Licencia de software básico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Memoria USB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Ordenador personal (PC)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Ordenador portátil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Proyector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Reserva de estación multiuso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Reserva y preparación de aulas y salas de DDPP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Reserva y preparación de otras aulas y salas de SSCC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Reserva y preparación de sala de formación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number-columns-repeated="2"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/>
          <table:table-cell table:style-name="ce9"/>
          <table:table-cell table:style-name="ce10" office:value-type="string" calcext:value-type="string">
            <text:p>Teléfono móvil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/>
          <table:table-cell table:style-name="ce7" office:value-type="string" calcext:value-type="string">
            <text:p>Servicio Especializado (sólo personal TIC)</text:p>
          </table:table-cell>
          <table:table-cell table:style-name="ce7" office:value-type="string" calcext:value-type="string">
            <text:p>Almacenamiento</text:p>
          </table:table-cell>
          <table:table-cell table:style-name="ce7" office:value-type="string" calcext:value-type="string">
            <text:p>Gestión de Acces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Gestión del Almacenamiento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Sin determinar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Aplicaciones Web</text:p>
          </table:table-cell>
          <table:table-cell table:style-name="ce7" office:value-type="string" calcext:value-type="string">
            <text:p>Gestión de Acces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Gestión de Dat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alvaguardia/Restauración/Copia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Sin determinar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Base de Datos Adabas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Base de Datos Oracle</text:p>
          </table:table-cell>
          <table:table-cell table:style-name="ce7" office:value-type="string" calcext:value-type="string">
            <text:p>Gestión de Acces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Gestión de Dat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stión del Almacenamiento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Sin determinar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Base de Datos SQL Server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Centro de Servicios (Siebel)</text:p>
          </table:table-cell>
          <table:table-cell table:style-name="ce7" office:value-type="string" calcext:value-type="string">
            <text:p>Gestión de Acces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Gestión de Dat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Sin determinar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Correo Electrónico</text:p>
          </table:table-cell>
          <table:table-cell table:style-name="ce7" office:value-type="string" calcext:value-type="string">
            <text:p>Gestión de Datos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Sin determinar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Gestor Documental</text:p>
          </table:table-cell>
          <table:table-cell table:style-name="ce7" office:value-type="string" calcext:value-type="string">
            <text:p>Gestión de Acces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Salvaguardia/Restauración/Copia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Sin determinar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Plataforma Linux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Plataforma Solaris</text:p>
          </table:table-cell>
          <table:table-cell table:style-name="ce7" office:value-type="string" calcext:value-type="string">
            <text:p>Gestión de Acces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Gestión de Almacenamient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stión de Dat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Sin determinar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Plataforma Windows-Virtualización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Plataforma z/OS</text:p>
          </table:table-cell>
          <table:table-cell table:style-name="ce7" office:value-type="string" calcext:value-type="string">
            <text:p>Gestión de Acces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Gestión de Dat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alvaguardia/Restauración/Copia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Sin determinar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Portal Web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Proxy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SAP</text:p>
          </table:table-cell>
          <table:table-cell table:style-name="ce7" office:value-type="string" calcext:value-type="string">
            <text:p>Sin determinar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Transportes SAP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eguridad y Comunicaciones</text:p>
          </table:table-cell>
          <table:table-cell table:style-name="ce7" office:value-type="string" calcext:value-type="string">
            <text:p>Gestión de Acces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Modificación de cuentas de red para usuari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Sin determinar</text:p>
          </table:table-cell>
          <table:table-cell table:style-name="ce16"/>
        </table:table-row>
        <table:table-row table:style-name="ro1">
          <table:table-cell/>
          <table:table-cell table:style-name="ce9"/>
          <table:table-cell table:number-columns-repeated="2"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/>
          <table:table-cell table:style-name="ce7" office:value-type="string" calcext:value-type="string">
            <text:p>Servicios específicos para la CHAP</text:p>
          </table:table-cell>
          <table:table-cell table:style-name="ce7" office:value-type="string" calcext:value-type="string">
            <text:p>Accesorios</text:p>
          </table:table-cell>
          <table:table-cell table:style-name="ce7" office:value-type="string" calcext:value-type="string">
            <text:p>Auriculares con cable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ab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nchufe múltiple analógic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nchufe múltiple digital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Sin determinar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Aplicaciones del puesto de trabajo</text:p>
          </table:table-cell>
          <table:table-cell table:style-name="ce7" office:value-type="string" calcext:value-type="string">
            <text:p>Instalación, configuración y acceso a aplicaciones del puesto de trabajo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Soporte en el uso de aplicaciones (sólo DDPP)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Cámaras de la guardería</text:p>
          </table:table-cell>
          <table:table-cell table:style-name="ce7" office:value-type="string" calcext:value-type="string">
            <text:p>Acceso a cámaras de la guardería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Modificación de horarios de acceso a las cámaras de guardería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Sin determinar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Carpetas de red</text:p>
          </table:table-cell>
          <table:table-cell table:style-name="ce7" office:value-type="string" calcext:value-type="string">
            <text:p>Acceso a carpeta de red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reación de carpeta en r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liminación de carpeta de r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stauración de archivos y carpetas en r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stauración de datos de la carpeta Mis Document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Sin determinar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Consumibles</text:p>
          </table:table-cell>
          <table:table-cell table:style-name="ce7" office:value-type="string" calcext:value-type="string">
            <text:p>Consumibles de almacenamiento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nsumibles de impresor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umibles Q-MATIC (Solo DDPP)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Sin determinar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Correo electrónico – Alias</text:p>
          </table:table-cell>
          <table:table-cell table:style-name="ce7" office:value-type="string" calcext:value-type="string">
            <text:p>Alta, baja o modificación de alias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Sin determinar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Correo electrónico – Buzón de correo</text:p>
          </table:table-cell>
          <table:table-cell table:style-name="ce7" office:value-type="string" calcext:value-type="string">
            <text:p>Borrado del buzón del usuario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Importación/exportación del buzón del usuari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stauración del buzón del usuario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Sin determinar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Correo electrónico – Cuenta de correo</text:p>
          </table:table-cell>
          <table:table-cell table:style-name="ce7" office:value-type="string" calcext:value-type="string">
            <text:p>Alta, baja o modificación de cuenta de correo de personal externo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Alta, baja o modificación de cuenta de correo genér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odificación de datos de cuenta de correo de personal funcionario o labor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novación de contraseña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Sin determinar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Correo electrónico – Lista de correo</text:p>
          </table:table-cell>
          <table:table-cell table:style-name="ce7" office:value-type="string" calcext:value-type="string">
            <text:p>Alta, baja o modificación de lista de correo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Alta, baja o modificación de usuario en lista de correo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Sin determinar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Correo electrónico – Sin determinar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Custodia de soportes electrónicos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Equipamiento informático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Gestión Documental (Alfresco) - Accesos y Permisos</text:p>
          </table:table-cell>
          <table:table-cell table:style-name="ce7" office:value-type="string" calcext:value-type="string">
            <text:p>Alta de usuario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Baja de usuario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Gestión Documental (Alfresco) – Espacios o Sitios</text:p>
          </table:table-cell>
          <table:table-cell table:style-name="ce7" office:value-type="string" calcext:value-type="string">
            <text:p>Cre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Elimin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odifica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gl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Gestión Documental (Alfresco) – Instancia para aplicación</text:p>
          </table:table-cell>
          <table:table-cell table:style-name="ce7" office:value-type="string" calcext:value-type="string">
            <text:p>Creación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Eliminación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Gestión Documental (Alfresco) – Metadatos</text:p>
          </table:table-cell>
          <table:table-cell table:style-name="ce7" office:value-type="string" calcext:value-type="string">
            <text:p>Cre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Elimina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Modificación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Gestión Documental (Alfresco) – Otro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Grabación de información en soportes electrónicos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Impresoras</text:p>
          </table:table-cell>
          <table:table-cell table:style-name="ce7" office:value-type="string" calcext:value-type="string">
            <text:p>Acceso a impresora departamental de otro Centro Directivo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Instalación de impresora departament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stalación de una impresora local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Sin determinar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Internet desde teléfono o portátil</text:p>
          </table:table-cell>
          <table:table-cell table:style-name="ce7" office:value-type="string" calcext:value-type="string">
            <text:p>Desde móvil o portátil corporativos, fuera del territorio nacional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Desde ordenador portátil corporativ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sde teléfono móvil corporativo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Sin determinar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Ordenador personal (PC)</text:p>
          </table:table-cell>
          <table:table-cell table:style-name="ce7" office:value-type="string" calcext:value-type="string">
            <text:p>Instalación de ordenador personal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Puesta a punto de ordenador personal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Sin determinar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Periféricos y accesorios informáticos</text:p>
          </table:table-cell>
          <table:table-cell table:style-name="ce7" office:value-type="string" calcext:value-type="string">
            <text:p>Altavoce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Dispositivo de almacenamient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scán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rabador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mpresor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ector de tarjeta criptográf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icrófono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Sin determinar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Red (cuentas de usuario)</text:p>
          </table:table-cell>
          <table:table-cell table:style-name="ce7" office:value-type="string" calcext:value-type="string">
            <text:p>Desbloqueo de cuenta de red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Modificación de cuentas de red para usuari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novación de contraseña de cuenta de red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Sin determinar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Retirada de dispositivo informático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number-columns-repeated="2"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Telefonía <text:s text:c="2"/>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Telefonía fija</text:p>
          </table:table-cell>
          <table:table-cell table:style-name="ce7" office:value-type="string" calcext:value-type="string">
            <text:p>Actualización de información de línea de telefonía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Asignación nombre en pantall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ambio de la categoría de salid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andado electrónic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figuración de teclad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svíos a cuarta llamad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svíos fijos de llamad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unción Jefe-Secretari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rupo de captura telefón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rupo de salt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stalación de línea telefónica fij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lamadas entrantes y no contestad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Sustitución de terminal telefónico fijo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Telefonía móvil</text:p>
          </table:table-cell>
          <table:table-cell table:style-name="ce7" office:value-type="string" calcext:value-type="string">
            <text:p>Alta de línea telefónica móvil.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Baja de línea telefónica móvi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ambio de titularidad de líneas móvil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pia de seguridad de <text:s/>dat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uplicado de SIM y terminal por robo o pérdid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lamadas desde el móvil fuera del territorio nacion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isma línea de teléfono en dos terminales (tarjeta NEXUS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ismo terminal para dos líneas de teléfono (tarjeta TWIN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aración de termin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in determinar</text:p>
          </table:table-cell>
          <table:table-cell/>
        </table:table-row>
        <table:table-row table:style-name="ro1">
          <table:table-cell/>
          <table:table-cell table:style-name="ce9" table:number-columns-repeated="2"/>
          <table:table-cell table:style-name="ce9" office:value-type="string" calcext:value-type="string">
            <text:p>Transferencia de datos al nuevo terminal</text:p>
          </table:table-cell>
          <table:table-cell table:style-name="ce16"/>
        </table:table-row>
        <table:table-row table:style-name="ro1">
          <table:table-cell/>
          <table:table-cell table:style-name="ce7" office:value-type="string" calcext:value-type="string">
            <text:p>SI Administración Electrónica</text:p>
          </table:table-cell>
          <table:table-cell table:style-name="ce7" office:value-type="string" calcext:value-type="string">
            <text:p>Certificados digitales</text:p>
          </table:table-cell>
          <table:table-cell table:style-name="ce7" office:value-type="string" calcext:value-type="string">
            <text:p>Alta o baja de registradores de la FNMT en la Consejería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Emisión de Certificado digital para usuario (sólo DDPP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novación de certificado digital en tarjeta criptográfica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Sin determinar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Compuls@</text:p>
          </table:table-cell>
          <table:table-cell table:style-name="ce10" office:value-type="string" calcext:value-type="string">
            <text:p>Acceso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Plataforma @ries</text:p>
          </table:table-cell>
          <table:table-cell table:style-name="ce7" office:value-type="string" calcext:value-type="string">
            <text:p>Aceptación automática por tipo de asunt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Alta /baja de usuari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ta de usuarios receptores de PE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ta/Baja/Modificación de Administradores Delegad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ta/Baja/Modificación de Aplicacion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ta/baja/Modificación Oficina de Registr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ta/Modificación de Tipos de Asuntos para una Oficina de Registr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ta/Modificación/ Bloqueo de nuevas unidades administrativ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nulación de una recep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ambio de oficina de usuario @ri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reación de acta de Buz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sbloqueo de usuari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porcionar nueva contraseña a usuari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licitud de avisos/noticias emergente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Sugerencias de mejora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Plataforma de Sustitución de Certificados en Soporte Papel</text:p>
          </table:table-cell>
          <table:table-cell table:style-name="ce7" office:value-type="string" calcext:value-type="string">
            <text:p>Alta/Modificación/Baja de Administradore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Alta/Modificación/Baja de Finalidad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ta/Modificación/Baja de un Sistem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ta/Modificación/Baja de usuari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sociación de un Servicio a un usuario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Otr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Portal de Administración Electrónica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Sistema de Presentación Electrónica General</text:p>
          </table:table-cell>
          <table:table-cell table:style-name="ce7" office:value-type="string" calcext:value-type="string">
            <text:p>Otros</text:p>
          </table:table-cell>
          <table:table-cell table:style-name="ce14"/>
        </table:table-row>
        <table:table-row table:style-name="ro1">
          <table:table-cell/>
          <table:table-cell table:style-name="ce9" table:number-columns-repeated="2"/>
          <table:table-cell table:style-name="ce9" office:value-type="string" calcext:value-type="string">
            <text:p>Petición de acuse de recibo</text:p>
          </table:table-cell>
          <table:table-cell table:style-name="ce16"/>
        </table:table-row>
        <table:table-row table:style-name="ro1">
          <table:table-cell/>
          <table:table-cell table:style-name="ce7" office:value-type="string" calcext:value-type="string">
            <text:p>SI Análisis y Explotación de Datos</text:p>
          </table:table-cell>
          <table:table-cell table:style-name="ce7" office:value-type="string" calcext:value-type="string">
            <text:p>Accesos y Permisos</text:p>
          </table:table-cell>
          <table:table-cell table:style-name="ce7" office:value-type="string" calcext:value-type="string">
            <text:p>Acceso a estadística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Alta de usuari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Baja de usuari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Explotación de datos CIYAT</text:p>
          </table:table-cell>
          <table:table-cell table:style-name="ce7" office:value-type="string" calcext:value-type="string">
            <text:p>Carga de datos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Mantenimiento correctivo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Explotación de datos Contratación</text:p>
          </table:table-cell>
          <table:table-cell table:style-name="ce7" office:value-type="string" calcext:value-type="string">
            <text:p>Carga de dat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Mantenimiento correctiv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tenimiento evolutivo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Nueva funcionalidad-desarrollo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Explotación de datos de Otros Sistemas</text:p>
          </table:table-cell>
          <table:table-cell table:style-name="ce7" office:value-type="string" calcext:value-type="string">
            <text:p>Carga de dat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Mantenimiento correctiv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tenimiento evolutivo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Nueva funcionalidad-desarrollo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Explotación de datos JUPITER</text:p>
          </table:table-cell>
          <table:table-cell table:style-name="ce7" office:value-type="string" calcext:value-type="string">
            <text:p>Carga de dat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Mantenimiento correctiv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tenimiento evolutivo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Nueva funcionalidad-desarrollo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Explotación de datos SUR</text:p>
          </table:table-cell>
          <table:table-cell table:style-name="ce7" office:value-type="string" calcext:value-type="string">
            <text:p>Carga de dat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Mantenimiento correctiv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tenimiento evolutivo</text:p>
          </table:table-cell>
          <table:table-cell/>
        </table:table-row>
        <table:table-row table:style-name="ro1">
          <table:table-cell/>
          <table:table-cell table:style-name="ce9" table:number-columns-repeated="2"/>
          <table:table-cell table:style-name="ce9" office:value-type="string" calcext:value-type="string">
            <text:p>Nueva funcionalidad-desarrollo</text:p>
          </table:table-cell>
          <table:table-cell table:style-name="ce16"/>
        </table:table-row>
        <table:table-row table:style-name="ro1">
          <table:table-cell/>
          <table:table-cell table:style-name="ce7" office:value-type="string" calcext:value-type="string">
            <text:p>SI ERIS-G3 (Planificación y Gestión de la Contratación Administrativa)</text:p>
          </table:table-cell>
          <table:table-cell table:style-name="ce7" office:value-type="string" calcext:value-type="string">
            <text:p>Actuaciones Programadas</text:p>
          </table:table-cell>
          <table:table-cell table:style-name="ce7" office:value-type="string" calcext:value-type="string">
            <text:p>Otros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arada servicio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Catálogo de Bienes Homologados (CBBHH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Gestor de Expedientes de Contratación (GEC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Plataforma de Contratación / Perfil de Contratante (PdC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Portal de Fiscalización (PdF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Registro de Contratos (RC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Registro de Licitadores (RL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/>
          <table:table-cell table:style-name="ce9"/>
          <table:table-cell table:style-name="ce10" office:value-type="string" calcext:value-type="string">
            <text:p>Tribunal Administrativo de Recursos Contractuales (TARCJA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/>
          <table:table-cell table:style-name="ce7" office:value-type="string" calcext:value-type="string">
            <text:p>SI GIRO (Gestión Integrada de Recursos Organizativos)</text:p>
          </table:table-cell>
          <table:table-cell table:style-name="ce7" office:value-type="string" calcext:value-type="string">
            <text:p>Activos Fijos- Contabilidad Patrimonial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Activos Fijos- Inventario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Ayudas y Subvencione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Central de Información - EEII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Elaboración del Presupuesto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Extrapresupuestaria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Financiación Afectada - FCI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Financiación Afectada - Fondos Europeo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Financiación Afectada - Subv Finalista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Finanza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Firma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Gasto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Gastos - Bandeja de entrada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Gestión de usuarios - Alta de usuario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Gestión de usuarios - Desbloqueo y contraseña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Gestión de usuarios - Modificación Permiso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Impresión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Ingreso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Interoperabilidad Funcional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Interoperabilidad Sistema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Modificación de Presupuesto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Oficina Virtual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Organización de Curso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Recepción de Inversione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Registro de Contrato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Registro de Facturas y Fondo Órgano Gestor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Registro de Licitadore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AP BW Ejecución Presupuestaria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oporte al Puesto de trabajo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Tercero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Tesorería - Calendario de Pago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Tesorería - Ordenación de Pago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Tesorería - Otros</text:p>
          </table:table-cell>
          <table:table-cell table:style-name="ce7" office:value-type="string" calcext:value-type="string">
            <text:p>Forma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Producción</text:p>
          </table:table-cell>
          <table:table-cell/>
        </table:table-row>
        <table:table-row table:style-name="ro1">
          <table:table-cell/>
          <table:table-cell table:style-name="ce9" table:number-columns-repeated="2"/>
          <table:table-cell table:style-name="ce9" office:value-type="string" calcext:value-type="string">
            <text:p>Pruebas</text:p>
          </table:table-cell>
          <table:table-cell table:style-name="ce16"/>
        </table:table-row>
        <table:table-row table:style-name="ro1">
          <table:table-cell/>
          <table:table-cell table:style-name="ce7" office:value-type="string" calcext:value-type="string">
            <text:p>SI JUPITER (Gestión Presupuestaria, Contable y Tesorera)</text:p>
          </table:table-cell>
          <table:table-cell table:style-name="ce7" office:value-type="string" calcext:value-type="string">
            <text:p>Accesos y Permisos</text:p>
          </table:table-cell>
          <table:table-cell table:style-name="ce7" office:value-type="string" calcext:value-type="string">
            <text:p>Contraseñas/Sincla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Gestión de Permis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Solicitudes/Usuari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Actuaciones Programadas</text:p>
          </table:table-cell>
          <table:table-cell table:style-name="ce10" office:value-type="string" calcext:value-type="string">
            <text:p>Parada servicio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Alk@nzíA</text:p>
          </table:table-cell>
          <table:table-cell table:style-name="ce7" office:value-type="string" calcext:value-type="string">
            <text:p>Calendario de Pag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Gestión de Cuentas Bancarias y Extract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stión de Pag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stión de Retencion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stión de Retrocesion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rupos de Pag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lan de Tesorerí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sición de Tesorería y Contable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osición del Sector Público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Ayudas y Subvencione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Banco de Proyecto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Cuentas autorizada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Cumplimiento de programa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Desarrollo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EDITRAN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Elaboración y Edición del Presupuesto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EUROFON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Fondos de Compensación Interterritorial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Fondos del Órgano Gestor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Gasto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Importación/Exportación de ficheros secuenciale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Impresión y listado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Indicadores de FFEE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Ingreso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Inventario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Justificacione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Maqueta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MIEP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Modificaciones Presupuestaria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Normas de Vinculación, propietarios, etc...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Oficina Virtual para Gastos y Pagos</text:p>
          </table:table-cell>
          <table:table-cell table:style-name="ce7" office:value-type="string" calcext:value-type="string">
            <text:p>Fondo de Liquidez Autonómica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No aplica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ago a Proveedore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Operaciones Extrapresupuestaria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Operaciones Presupuestarias (PALAS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Pasarela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Portal JUPITER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Proyecto de Inversión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Recepción de Inversione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Retenciones Judiciale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Seguimiento de los códigos de financiación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Sieja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Sin determinar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Subvenciones Finalista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Tercero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Tesorería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/>
          <table:table-cell table:style-name="ce9"/>
          <table:table-cell table:style-name="ce10" office:value-type="string" calcext:value-type="string">
            <text:p>Traspaso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/>
          <table:table-cell table:style-name="ce7" office:value-type="string" calcext:value-type="string">
            <text:p>SI Más Sistemas de Información</text:p>
          </table:table-cell>
          <table:table-cell table:style-name="ce10" office:value-type="string" calcext:value-type="string">
            <text:p>Accesos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Alta de tarjetas de personal para delegaciones provinciales (TFE DP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Alta de tarjetas de personal servicios centrales (TFE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Base de Datos de Expedientes del Servicio de Patrimonio Inmobiliario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BOJA - ARE (Aplicación de Remisión Electrónica)</text:p>
          </table:table-cell>
          <table:table-cell table:style-name="ce10" office:value-type="string" calcext:value-type="string">
            <text:p>Altas, Bajas y Modificación de usuarios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BOJA – eCO Remisión Electrónica</text:p>
          </table:table-cell>
          <table:table-cell table:style-name="ce10" office:value-type="string" calcext:value-type="string">
            <text:p>Altas, Bajas y Modificación de usuarios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Cambio de contraseñas vía web (GENCLAWEB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Campaña Renta - Desbloqueo de contraseña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CEIS ( Centro de Información y Servicios) <text:s/>- Subsistema Ciudadanía - CIYAT (Siebel)</text:p>
          </table:table-cell>
          <table:table-cell table:style-name="ce7" office:value-type="string" calcext:value-type="string">
            <text:p>Actualización de datos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Otr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CEIS ( Centro de Información y Servicios) <text:s/>- Subsistema Ciudadanía - IGA-JdA (Siebel)</text:p>
          </table:table-cell>
          <table:table-cell table:style-name="ce7" office:value-type="string" calcext:value-type="string">
            <text:p>Actualización de datos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Otr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CEIS ( Centro de Información y Servicios) <text:s/>- Subsistema Ciudadanía - INFOV (Siebel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CEIS ( Centro de Información y Servicios) <text:s/>- Subsistema Ciudadanía – CIYAT (Herramienta Analítica)</text:p>
          </table:table-cell>
          <table:table-cell table:style-name="ce7" office:value-type="string" calcext:value-type="string">
            <text:p>Actualización de datos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Otr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CEIS ( Centro de Información y Servicios) <text:s/>- Subsistema Ciudadanía – IGA-JdA (Herramienta Analítica)</text:p>
          </table:table-cell>
          <table:table-cell table:style-name="ce7" office:value-type="string" calcext:value-type="string">
            <text:p>Actualización de datos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Otr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CEIS ( Centro de Información y Servicios) <text:s/>- Subsistema Ciudadanía- SIAC (Siebel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CEIS ( Centro de Información y Servicios) <text:s/>- Subsistema Soporte - CEIS (Siebel)</text:p>
          </table:table-cell>
          <table:table-cell table:style-name="ce7" office:value-type="string" calcext:value-type="string">
            <text:p>Actualización de dat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Integración con HP-SM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Otr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CEIS ( Centro de Información y Servicios) <text:s/>- Subsistema Soporte – CEIS (Herramienta Analítica)</text:p>
          </table:table-cell>
          <table:table-cell table:style-name="ce10" office:value-type="string" calcext:value-type="string">
            <text:p>Actualización de datos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CEIS ( Centro de Información y Servicios) <text:s/>- Subsistema Usuarios – CEIS (Herramienta Analítica)</text:p>
          </table:table-cell>
          <table:table-cell table:style-name="ce10" office:value-type="string" calcext:value-type="string">
            <text:p>Otros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Control horario</text:p>
          </table:table-cell>
          <table:table-cell table:style-name="ce7" office:value-type="string" calcext:value-type="string">
            <text:p>Configuración de tarjeta para control horario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Emisión de tarjeta criptográfica y de control de presencia (sólo DDPP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stablecimiento PIN de tarjeta criptográfica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Sin determinar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Creación de incidentes de seguridad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DG Relaciones Financieras con las CCLLs</text:p>
          </table:table-cell>
          <table:table-cell table:style-name="ce7" office:value-type="string" calcext:value-type="string">
            <text:p>Cuestiones Generales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ATRICA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Firma de certificados de cursos (CERTIFCURSOS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Gestión de base de datos jurídica para letrado de Viceconsejería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Gestión de Colas (sólo DDPP)</text:p>
          </table:table-cell>
          <table:table-cell table:style-name="ce7" office:value-type="string" calcext:value-type="string">
            <text:p>Configuración de Categorías/Prioridad de Cola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nsumibl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stalación de puesto llamador/ ventanilla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Sin determinar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Gestión de recursos y tareas (GRETA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Gestión de sentencia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Gestión de teléfonos (SGTel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Gestión del registro de expediente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Gestión del registro de órdenes de subvencione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Herramienta <text:s/>de ayuda al sistema contable SEC</text:p>
          </table:table-cell>
          <table:table-cell table:style-name="ce7" office:value-type="string" calcext:value-type="string">
            <text:p>Alta/baja de administradore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licitud de avisos/noticias emergente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Sugerencias de mejora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Herramienta de seguimiento de tarea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Indicadores económicos (INPLEA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INFOCOR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Leyes y Reglamento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Listín telefónico de la intranet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Mantenimiento del procedimiento contencioso administrativo (JCA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Mensajes a móviles para altos cargos (MENMO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Otro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Plan Ajuste Entidades Instrumentales Sector Público Andaluz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Plan de mantenimiento de impresoras, gastos, consumible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Preguntas Parlamentaria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Sincronización de contraseñas (SINCLA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Sistema de información de corporaciones locales <text:s/>(SICL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Sistemas de Gestión Inteligente de Colas.QMATIC (DDPP)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Sistemas de Información en DDPP/CCTT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/>
          <table:table-cell table:style-name="ce9"/>
          <table:table-cell table:style-name="ce10" office:value-type="string" calcext:value-type="string">
            <text:p>SRIPD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/>
          <table:table-cell table:style-name="ce7" office:value-type="string" calcext:value-type="string">
            <text:p>SI SIRhUS (Gestión Integrada de Recursos Humanos)</text:p>
          </table:table-cell>
          <table:table-cell table:number-columns-repeated="2" table:style-name="ce7" office:value-type="string" calcext:value-type="string">
            <text:p>Acción social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Otr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Administración/Acceso al sistema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0" office:value-type="string" calcext:value-type="string">
            <text:p>Administración/Autenticación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Puestos de trabajo</text:p>
          </table:table-cell>
          <table:table-cell table:style-name="ce7" office:value-type="string" calcext:value-type="string">
            <text:p>Otr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Propuesta de Modificación de Puestos Tip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puestas de Doble Dotación Presupuestari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puestas de Dot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puestas de Dotación Puestos Bas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puestas de Modificación de E.O.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ropuestas de Modificación de R.P.T.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elección y provisión/Bolsa de Trabajo</text:p>
          </table:table-cell>
          <table:table-cell table:style-name="ce7" office:value-type="string" calcext:value-type="string">
            <text:p>Definición y Gest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Incidencias Llamamient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Otr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elección y provisión/Generación de Contratos / Clausulas</text:p>
          </table:table-cell>
          <table:table-cell table:style-name="ce7" office:value-type="string" calcext:value-type="string">
            <text:p>Concursos Acceso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ncursos Promo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jecución Sentenci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stión Usuari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Otr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elección y provisión/Procesos Selectivos</text:p>
          </table:table-cell>
          <table:table-cell table:style-name="ce7" office:value-type="string" calcext:value-type="string">
            <text:p>Acceso / promocione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solución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elección y provisión/Provisión de Puestos</text:p>
          </table:table-cell>
          <table:table-cell table:style-name="ce7" office:value-type="string" calcext:value-type="string">
            <text:p>Otr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Provisión de Puestos (concursos)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solución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ituaciones de personal/Elecciones sindicales</text:p>
          </table:table-cell>
          <table:table-cell table:style-name="ce7" office:value-type="string" calcext:value-type="string">
            <text:p>Elecciones sindicales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Otr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ituaciones de personal/Gestión de Actos Administrativos</text:p>
          </table:table-cell>
          <table:table-cell table:style-name="ce7" office:value-type="string" calcext:value-type="string">
            <text:p>01-Nombramiento / Contrato / Alta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02-Asignación / Poses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3-Titul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4-Cambio de Situ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5-Autorización Función Públ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6-Reconoc. Complem. Gratif <text:s/>y Der. Econ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7-Formación ofici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8-Grado Consolidad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9-Reconocimiento de men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0-Prolongación del Servicio Activ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1-Baja Definitiv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2-Reconocimiento de cátedr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3-Permis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4-Cese en puesto de trabaj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5-Public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6-Reconocimiento de Antigüeda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8-Reconocimiento de Servicios Previ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9-Reconocimiento de otra Especialida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0-Inscripción Sanción Disciplinari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1-Sanción tras Expte. Disciplinari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2-Compatibilidad Genér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3-Compatibilidad Específ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4-Permut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5-Rec. Nivel Alto Cargo y Parlamentari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6-Reingreso al Servicio Activ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7-Traslado-Reasign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8-Resolución Asignación Plazas Ofertad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9-Variación datos Afili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0-Variación de Datos Personal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1-Recon. Antigüedad no resolutori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2-Alta / Posesión / Cese / Cambio Situ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3-Autoriz. Nombramiento / Contrat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4-Autoriz. Jornadas Especial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5-Aut. Prórroga contrato / Nombramient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6-Reserva de Puest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7-Pérdida de la reserva del Puesto de Trabaj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8-Formación no ofici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9-Impartición docencia en org. Ofici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0-Inscripción margin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7-Plus de Person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9-Licencia por Maternidad no S.S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75-Reducción de jornad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81-Permiso no retribuid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83-Maternidad / Paternida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84-Permiso retribuid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86-Datos admin. Anteriores al R.G.P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94-Actividad a compatibiliz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2-Nombramiento de Encarg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5-Tít. Extranj. Educ. Sup. Homologad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6-Asignación económ. Ex-Altos Carg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7-Guardi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8-Variación de domicili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9-Impartición docencia en org. No Oficial</text:p>
          </table:table-cell>
          <table:table-cell/>
        </table:table-row>
        <table:table-row table:style-name="ro1">
          <table:table-cell/>
          <table:table-cell table:style-name="ce9" table:number-columns-repeated="2"/>
          <table:table-cell table:style-name="ce9" office:value-type="string" calcext:value-type="string">
            <text:p>Otros</text:p>
          </table:table-cell>
          <table:table-cell table:style-name="ce16"/>
        </table:table-row>
        <table:table-row table:style-name="ro1">
          <table:table-cell/>
          <table:table-cell table:style-name="ce7" office:value-type="string" calcext:value-type="string">
            <text:p>SI SUR (Gestión Tributaria)</text:p>
          </table:table-cell>
          <table:table-cell table:style-name="ce7" office:value-type="string" calcext:value-type="string">
            <text:p>Accesos y Permisos</text:p>
          </table:table-cell>
          <table:table-cell table:style-name="ce7" office:value-type="string" calcext:value-type="string">
            <text:p>Consulta Codigo Usuario Sur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Gestión de Usuari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Otras consult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Actuaciones Programadas</text:p>
          </table:table-cell>
          <table:table-cell table:style-name="ce7" office:value-type="string" calcext:value-type="string">
            <text:p>Otros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arada servicio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Clientes</text:p>
          </table:table-cell>
          <table:table-cell table:style-name="ce7" office:value-type="string" calcext:value-type="string">
            <text:p>Autorización Caucional Vehícul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nsulta y Mantenimiento de Client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ulta y Mantenimiento de NIF Provisionale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presentante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Herramienta de seguimiento de tarea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Mantenimiento de la Información</text:p>
          </table:table-cell>
          <table:table-cell table:style-name="ce7" office:value-type="string" calcext:value-type="string">
            <text:p>Histórico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Mantenimiento de Tablas SUR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Mantenimiento de tablas territoriale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Oficina Virtual CHAP (Tesorería)</text:p>
          </table:table-cell>
          <table:table-cell table:style-name="ce7" office:value-type="string" calcext:value-type="string">
            <text:p>Fianzas de arrendamiento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Ingresos Extrapresupuestari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quisit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sguardo Depósito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sguardo Garantía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Oficina Virtual Tributaria y de Recaudación</text:p>
          </table:table-cell>
          <table:table-cell table:style-name="ce7" office:value-type="string" calcext:value-type="string">
            <text:p>Actuaciones en representación de tercer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anon de mejora de infraestructuras hidráulicas de depuración de interés de la Comunidad Autónom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fección Modelo 600 Web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scarga de programas de ayud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nvío y recepción de información telemática (fichas, índices fiscales, escrituras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mpuesto sobre las bolsas de plástico de un solo uso en Andalucí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mpuesto sobre los depósitos de clientes en las Entidades de Crédito en Andalucí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mpuesto sobre sucesiones y donacion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mpuestos ecológicos - Aguas Litoral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mpuestos ecológicos - Emisión de Gas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mpuestos ecológicos - Residuos Peligro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mpuestos ecológicos - Residuos Radiactiv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gresos Extrapresupuestari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tros ITP y AJ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ctificación de autoliquid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cursos de reposición (Previo a la vía Económico-Administrativa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quisit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licitud de devolución de ingre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licitud de información, certificados y etiquetas fiscal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licitud de suspensión automática del acto recurrid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licitudes a aplazamiento y fraccionamiento de deud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URPAC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asas y precios públic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Tributos y Tasas sobre el juego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Plataforma de Pago de la Junta de Andalucía</text:p>
          </table:table-cell>
          <table:table-cell table:style-name="ce7" office:value-type="string" calcext:value-type="string">
            <text:p>Acces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Diligenci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rror en Firm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rror en Pag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rror Técnico en Pag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rror Técnico en Present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mportación de Ficher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quisit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Contabilidad auxiliar e ingresos con financiación afectada</text:p>
          </table:table-cell>
          <table:table-cell table:style-name="ce7" office:value-type="string" calcext:value-type="string">
            <text:p>Aplicación de ingres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ierre ejercici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uadre aplicaciones presupuestari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uadre cuentas extrapresupuestari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uenta de Tributos Cedid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inición de operaciones contabl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voluciones de ingre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ntrada manual en formaliz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neración apuntes Contabl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form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tercambio de información SUR - JUPIT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quetas contabl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peraciones contables de rectific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rametrización contab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rametrización intercambio información con Júpit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rametrización por código territorial / modelo / concept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ctificación de código territorial y/o concepto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lación de deudore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Control de Calidad de Documentos</text:p>
          </table:table-cell>
          <table:table-cell table:style-name="ce7" office:value-type="string" calcext:value-type="string">
            <text:p>Captura y mantenimiento de documentos y casilla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Definición de modelos-versiones y casillas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stión de documentos duplicad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stión tablas auxiliares del subsistem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formes y consult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ctificación y borrado de document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Validaciones y Correspondenci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Entrada/Salida Información</text:p>
          </table:table-cell>
          <table:table-cell table:style-name="ce7" office:value-type="string" calcext:value-type="string">
            <text:p>Carga y control del censo de Notarios (CGN)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atastr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feccion modelos web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trucción e impresión de documentos de salid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ligencias Presentaciones Telemátic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quidaciones externas vencida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lación de liquidaciones vencidas y no ingresad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Firma Documentos Salida</text:p>
          </table:table-cell>
          <table:table-cell table:style-name="ce7" office:value-type="string" calcext:value-type="string">
            <text:p>Generación de Document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Mantenimiento de Firma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lataforma de Firma Electrónica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Gestión de Expedientes y Circuitos Administrativos</text:p>
          </table:table-cell>
          <table:table-cell table:style-name="ce7" office:value-type="string" calcext:value-type="string">
            <text:p>Aplazamientos / Fraccionamient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Archiv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ultas e Informes de expedient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ultas expedientes telemátic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volución de ingre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volución de ingresos de órganos gestor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stadísticas de expedient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erramientas de tramit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mpuesto de transmisiones y actos jurídicos doc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mpuesto sobre sucesiones y donacion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tros procedimientos administrativ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cedimiento compensación de deud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cedimiento sancionado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cedimientos de inspec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cesos concursal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untos de conex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cursos de reposición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utas de circuit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Herramienta de Liquidación</text:p>
          </table:table-cell>
          <table:table-cell table:style-name="ce7" office:value-type="string" calcext:value-type="string">
            <text:p>Construcción e impresión de liquidacione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Definición de fórmulas, parámetros y plantillas de salid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ocumentos de ingreso asociados a liquidacion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neración liquidaciones de JUEGO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neración liquidaciones para la CEH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terfaz con la Web.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Liquidaciones del S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Honorarios Oficinas Liquidadoras</text:p>
          </table:table-cell>
          <table:table-cell table:style-name="ce7" office:value-type="string" calcext:value-type="string">
            <text:p>Honorarios de documentos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Pagos de honorarios y Regularización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Impuestos Ecológicos</text:p>
          </table:table-cell>
          <table:table-cell table:style-name="ce7" office:value-type="string" calcext:value-type="string">
            <text:p>Censo de autorizacione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Impuesto sobre residuos peligro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mpuesto sobre residuos radiactiv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guimiento económico (devengos, periodos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ramitación de expedientes de imp. Ecológic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Validaciones de documentos de imp. Ecológic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Inspección</text:p>
          </table:table-cell>
          <table:table-cell table:style-name="ce7" office:value-type="string" calcext:value-type="string">
            <text:p>Carga y control del Plan Anual de Inspección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nsulta protocolos de Notari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ruces notariales y de fallecid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stión de Autoridades Ordenante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cepción y control de Índices Fiscale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Subsistema Integración Órganos Gestores</text:p>
          </table:table-cell>
          <table:table-cell table:style-name="ce10" office:value-type="string" calcext:value-type="string">
            <text:p>Servicios WEB de generación, comunicación e información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Notificaciones</text:p>
          </table:table-cell>
          <table:table-cell table:style-name="ce7" office:value-type="string" calcext:value-type="string">
            <text:p>Apertura expediente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ierre/reapertura de expedient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mparecenci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omicili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nvíos: Acuses de recib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nvíos: Envío/recepción de ficheros con Corre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nvíos: Gestión de enví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nvíos: Modificaciones de resultad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cidencias de notific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serción fecha de notific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ificación mediante relacion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ublicación BOJA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cepción de expediente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Recaudación Ejecutiva</text:p>
          </table:table-cell>
          <table:table-cell table:style-name="ce7" office:value-type="string" calcext:value-type="string">
            <text:p>Certificado de deuda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municación de Incidencias a AEA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municación de Incidencias a Diputacion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udores inapremiabl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ctado y mantenimiento de providencias de apremi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stadísticas de Recaud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quidaciones externas vencid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ificación de providencias de apremi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lación de liquidaciones vencidas y no ingresad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laciones de liquidaciones apremiadas de AEA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laciones de liquidaciones apremiadas de Diputacion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sultado Gestión de Cobros de AEA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sultado Gestión de Cobros de Diputacione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Solicitud de listados específico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Seguimiento de Deuda</text:p>
          </table:table-cell>
          <table:table-cell table:style-name="ce7" office:value-type="string" calcext:value-type="string">
            <text:p>Actualización de datos de incidencia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Asociación y disociación de 04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rrado de incidenci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rtificados de ingresos y no devolu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rtificados de present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neración masiva de incidenci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neración masiva de incidencias del S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mputación de ingre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formes de liquidacion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formes de liquidaciones del S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serción de incidenci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rametrización de incidenci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aplicación de los ingre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licitud de listados específic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Tratamiento específico de liquidaciones del SAS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Tasa Fiscal sobre el Juego</text:p>
          </table:table-cell>
          <table:table-cell table:style-name="ce7" office:value-type="string" calcext:value-type="string">
            <text:p>Bingos: Otro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Bingos: Validación de document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rtificad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áquinas: Cens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áquinas: Liquidacion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áquinas: Liquidaciones provisionales y M1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áquinas: Otr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Máquinas: Seguimiento económico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Tesorería - Gestión de Entidades Colaboradoras</text:p>
          </table:table-cell>
          <table:table-cell table:style-name="ce7" office:value-type="string" calcext:value-type="string">
            <text:p>Control y recepción documentos recaudación tributaria (Editran)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uadre con transferenci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uentas autorizad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ntidades Financieras y Sucursal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gresos direct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iodicidade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Rectificación de ingresos en formalización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Tesorería - Gestión de Expedientes</text:p>
          </table:table-cell>
          <table:table-cell table:style-name="ce7" office:value-type="string" calcext:value-type="string">
            <text:p>Apertura de Expedientes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Corrección Presentaciones Telemátic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pósitos de garantías metálicos/no metálic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volución de ingre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volución de transferenci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anzas de arrendamient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odificación de Expedientes y Rectificación de enví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Tramitación Excepcional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" office:value-type="string" calcext:value-type="string">
            <text:p>Subsistema Valoración de Bienes y Derechos</text:p>
          </table:table-cell>
          <table:table-cell table:style-name="ce7" office:value-type="string" calcext:value-type="string">
            <text:p>Doc. De motivación de valoración (039)</text:p>
          </table:table-cell>
          <table:table-cell table:style-name="ce14"/>
        </table:table-row>
        <table:table-row table:style-name="ro1">
          <table:table-cell table:number-columns-repeated="3"/>
          <table:table-cell office:value-type="string" calcext:value-type="string">
            <text:p>Informe vinculante de valoración (I01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tenimiento de bien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edios de transport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ramitación de valoraciones extern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ramitación de valoraciones intern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alor catastr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alor mínimo a declarar</text:p>
          </table:table-cell>
          <table:table-cell/>
        </table:table-row>
        <table:table-row table:style-name="ro1">
          <table:table-cell/>
          <table:table-cell table:style-name="ce9" table:number-columns-repeated="2"/>
          <table:table-cell table:style-name="ce9" office:value-type="string" calcext:value-type="string">
            <text:p>Valoración por precios medios</text:p>
          </table:table-cell>
          <table:table-cell table:style-name="ce16"/>
        </table:table-row>
        <table:table-row table:style-name="ro1">
          <table:table-cell table:style-name="ce4"/>
          <table:table-cell table:style-name="ce10" office:value-type="string" calcext:value-type="string">
            <text:p>(vacío)</text:p>
          </table:table-cell>
          <table:table-cell table:style-name="ce10" office:value-type="string" calcext:value-type="string">
            <text:p>Intranet/Extranet de la Consejería de Hacienda y Administración Pública</text:p>
          </table:table-cell>
          <table:table-cell table:style-name="ce10" office:value-type="string" calcext:value-type="string">
            <text:p>Contenidos</text:p>
          </table:table-cell>
          <table:table-cell table:style-name="ce17"/>
        </table:table-row>
        <table:table-row table:style-name="ro1">
          <table:table-cell table:style-name="ce5" office:value-type="string" calcext:value-type="string">
            <text:p>Total Resultado</text:p>
          </table:table-cell>
          <table:table-cell table:style-name="ce11" table:number-columns-repeated="2"/>
          <table:table-cell table:style-name="ce12"/>
          <table:table-cell table:style-name="ce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4P0" style:volatile="true">
      <number:number number:decimal-places="0" number:min-integer-digits="1" number:grouping="true"/>
    </number:number-style>
    <number:number-style style:name="N104">
      <number:text>-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</number:number-style>
    <number:number-style style:name="N106">
      <number:text>-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mpo_20_de_20_la_20_tabla_20_dinámica" style:display-name="Campo de la tabla dinámica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tegoría_20_de_20_la_20_tabla_20_dinámica" style:display-name="Categoría de la tabla dinámica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ítulo_20_de_20_la_20_tabla_20_dinámica" style:display-name="Título de la tabla dinámica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Esquina_20_de_20_la_20_tabla_20_dinámica" style:display-name="Esquina de la tabla dinámica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Valor_20_de_20_la_20_tabla_20_dinámica" style:display-name="Valor de la tabla dinámica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esultado_20_de_20_la_20_tabla_20_dinámica" style:display-name="Resultado de la tabla dinámica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4T10:47:07.518000000</meta:creation-date>
    <dc:date>2015-08-24T10:47:45.127000000</dc:date>
    <meta:editing-duration>PT37S</meta:editing-duration>
    <meta:editing-cycles>1</meta:editing-cycles>
    <meta:document-statistic meta:table-count="1" meta:cell-count="3094" meta:object-count="0"/>
    <meta:generator>LibreOffice/4.4.1.2$Windows_x86 LibreOffice_project/45e2de17089c24a1fa810c8f975a7171ba4cd432</meta:generator>
  </office:meta>
</office:document-meta>
</file>